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>
      <style:graphic-properties draw:marker-end="Arrow" draw:marker-end-width="0.3cm" draw:fill="none" draw:textarea-vertical-align="middl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13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278cm" fo:min-width="0.0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13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8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13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" draw:text-style-name="P1" draw:layer="layout" svg:width="2.276cm" svg:height="1.416cm" svg:x="4.339cm" svg:y="10.08cm" svg:viewBox="0 0 2277 1417" svg:d="M4 1417c240 0 2273-506 2273-962 0-455-547-455-788-455 0 152-1573 304-1485 1417z">
            <text:p/>
          </draw:path>
          <draw:g>
            <draw:polygon draw:style-name="gr2" draw:text-style-name="P2" draw:layer="layout" svg:width="4.114cm" svg:height="2.378cm" svg:x="1.889cm" svg:y="8.865cm" svg:viewBox="0 0 4115 2379" draw:points="2451,2379 0,962 1663,0 4115,1417">
              <text:p/>
            </draw:polygon>
            <draw:polygon draw:style-name="gr3" draw:text-style-name="P3" draw:layer="layout" svg:width="2.713cm" svg:height="1.568cm" svg:x="2.852cm" svg:y="9.118cm" svg:viewBox="0 0 2714 1569" draw:points="0,405 700,0 2714,1164 2014,1569">
              <text:p/>
            </draw:polygon>
            <draw:polygon draw:style-name="gr4" draw:text-style-name="P4" draw:layer="layout" svg:width="2.45cm" svg:height="3.643cm" svg:x="3.552cm" svg:y="6.639cm" svg:viewBox="0 0 2451 3644" draw:points="0,2227 0,0 2451,1417 2451,3644">
              <text:p/>
            </draw:polygon>
            <draw:polygon draw:style-name="gr5" draw:text-style-name="P5" draw:layer="layout" svg:width="2.275cm" svg:height="3.187cm" svg:x="3.64cm" svg:y="6.79cm" svg:viewBox="0 0 2276 3188" draw:points="0,1872 0,0 2276,1316 2276,3188">
              <text:p/>
            </draw:polygon>
            <draw:polygon draw:style-name="gr6" draw:text-style-name="P2" draw:layer="layout" svg:width="2.538cm" svg:height="1.467cm" svg:x="3.552cm" svg:y="6.588cm" svg:viewBox="0 0 2539 1468" draw:points="2451,1468 0,51 88,0 2539,1417">
              <text:p/>
            </draw:polygon>
            <draw:polygon draw:style-name="gr7" draw:text-style-name="P6" draw:layer="layout" svg:width="0.087cm" svg:height="2.276cm" svg:x="6.004cm" svg:y="8.005cm" svg:viewBox="0 0 88 2277" draw:points="0,2277 0,51 88,0 88,2227">
              <text:p/>
            </draw:polygon>
            <draw:polygon draw:style-name="gr8" draw:text-style-name="P6" draw:layer="layout" svg:width="1.662cm" svg:height="1.214cm" svg:x="4.34cm" svg:y="10.282cm" svg:viewBox="0 0 1663 1215" draw:points="0,1215 0,962 1663,0 1663,253">
              <text:p/>
            </draw:polygon>
            <draw:line draw:style-name="gr9" draw:text-style-name="P7" draw:layer="layout" svg:x1="3.027cm" svg:y1="9.422cm" svg:x2="5.041cm" svg:y2="10.586cm">
              <text:p/>
            </draw:line>
            <draw:line draw:style-name="gr10" draw:text-style-name="P7" draw:layer="layout" svg:x1="3.202cm" svg:y1="9.321cm" svg:x2="5.216cm" svg:y2="10.485cm">
              <text:p/>
            </draw:line>
            <draw:line draw:style-name="gr11" draw:text-style-name="P7" draw:layer="layout" svg:x1="3.377cm" svg:y1="9.22cm" svg:x2="5.391cm" svg:y2="10.384cm">
              <text:p/>
            </draw:line>
            <draw:line draw:style-name="gr12" draw:text-style-name="P7" draw:layer="layout" svg:x1="5.128cm" svg:y1="10.232cm" svg:x2="5.303cm" svg:y2="10.131cm">
              <text:p/>
            </draw:line>
            <draw:line draw:style-name="gr13" draw:text-style-name="P7" draw:layer="layout" svg:x1="4.953cm" svg:y1="10.13cm" svg:x2="5.128cm" svg:y2="10.029cm">
              <text:p/>
            </draw:line>
            <draw:line draw:style-name="gr14" draw:text-style-name="P7" draw:layer="layout" svg:x1="4.778cm" svg:y1="10.029cm" svg:x2="4.953cm" svg:y2="9.928cm">
              <text:p/>
            </draw:line>
            <draw:line draw:style-name="gr15" draw:text-style-name="P7" draw:layer="layout" svg:x1="4.866cm" svg:y1="10.282cm" svg:x2="5.041cm" svg:y2="10.181cm">
              <text:p/>
            </draw:line>
            <draw:line draw:style-name="gr16" draw:text-style-name="P7" draw:layer="layout" svg:x1="4.691cm" svg:y1="10.181cm" svg:x2="4.866cm" svg:y2="10.08cm">
              <text:p/>
            </draw:line>
            <draw:line draw:style-name="gr17" draw:text-style-name="P7" draw:layer="layout" svg:x1="4.516cm" svg:y1="10.08cm" svg:x2="4.691cm" svg:y2="9.979cm">
              <text:p/>
            </draw:line>
            <draw:line draw:style-name="gr18" draw:text-style-name="P7" draw:layer="layout" svg:x1="4.603cm" svg:y1="9.928cm" svg:x2="4.778cm" svg:y2="9.827cm">
              <text:p/>
            </draw:line>
            <draw:line draw:style-name="gr19" draw:text-style-name="P7" draw:layer="layout" svg:x1="4.34cm" svg:y1="9.978cm" svg:x2="4.515cm" svg:y2="9.877cm">
              <text:p/>
            </draw:line>
            <draw:line draw:style-name="gr20" draw:text-style-name="P7" draw:layer="layout" svg:x1="4.428cm" svg:y1="9.827cm" svg:x2="4.603cm" svg:y2="9.726cm">
              <text:p/>
            </draw:line>
            <draw:line draw:style-name="gr21" draw:text-style-name="P7" draw:layer="layout" svg:x1="4.253cm" svg:y1="9.725cm" svg:x2="4.428cm" svg:y2="9.624cm">
              <text:p/>
            </draw:line>
            <draw:line draw:style-name="gr22" draw:text-style-name="P7" draw:layer="layout" svg:x1="4.078cm" svg:y1="9.624cm" svg:x2="4.253cm" svg:y2="9.523cm">
              <text:p/>
            </draw:line>
            <draw:line draw:style-name="gr23" draw:text-style-name="P7" draw:layer="layout" svg:x1="4.165cm" svg:y1="9.877cm" svg:x2="4.34cm" svg:y2="9.776cm">
              <text:p/>
            </draw:line>
            <draw:line draw:style-name="gr24" draw:text-style-name="P7" draw:layer="layout" svg:x1="3.99cm" svg:y1="9.776cm" svg:x2="4.165cm" svg:y2="9.675cm">
              <text:p/>
            </draw:line>
            <draw:line draw:style-name="gr25" draw:text-style-name="P7" draw:layer="layout" svg:x1="3.815cm" svg:y1="9.675cm" svg:x2="3.99cm" svg:y2="9.574cm">
              <text:p/>
            </draw:line>
            <draw:line draw:style-name="gr26" draw:text-style-name="P7" draw:layer="layout" svg:x1="3.903cm" svg:y1="9.523cm" svg:x2="4.078cm" svg:y2="9.422cm">
              <text:p/>
            </draw:line>
            <draw:line draw:style-name="gr27" draw:text-style-name="P7" draw:layer="layout" svg:x1="3.64cm" svg:y1="9.574cm" svg:x2="3.815cm" svg:y2="9.473cm">
              <text:p/>
            </draw:line>
            <draw:line draw:style-name="gr28" draw:text-style-name="P7" draw:layer="layout" svg:x1="3.728cm" svg:y1="9.422cm" svg:x2="3.903cm" svg:y2="9.321cm">
              <text:p/>
            </draw:line>
            <draw:line draw:style-name="gr29" draw:text-style-name="P7" draw:layer="layout" svg:x1="3.552cm" svg:y1="9.321cm" svg:x2="3.727cm" svg:y2="9.22cm">
              <text:p/>
            </draw:line>
            <draw:line draw:style-name="gr30" draw:text-style-name="P7" draw:layer="layout" svg:x1="3.465cm" svg:y1="9.472cm" svg:x2="3.64cm" svg:y2="9.371cm">
              <text:p/>
            </draw:line>
            <draw:line draw:style-name="gr31" draw:text-style-name="P7" draw:layer="layout" svg:x1="4.603cm" svg:y1="10.333cm" svg:x2="4.778cm" svg:y2="10.232cm">
              <text:p/>
            </draw:line>
            <draw:line draw:style-name="gr32" draw:text-style-name="P7" draw:layer="layout" svg:x1="4.428cm" svg:y1="10.232cm" svg:x2="4.603cm" svg:y2="10.131cm">
              <text:p/>
            </draw:line>
            <draw:line draw:style-name="gr33" draw:text-style-name="P7" draw:layer="layout" svg:x1="4.253cm" svg:y1="10.13cm" svg:x2="4.428cm" svg:y2="10.029cm">
              <text:p/>
            </draw:line>
            <draw:line draw:style-name="gr34" draw:text-style-name="P7" draw:layer="layout" svg:x1="4.165cm" svg:y1="10.282cm" svg:x2="4.34cm" svg:y2="10.181cm">
              <text:p/>
            </draw:line>
            <draw:line draw:style-name="gr35" draw:text-style-name="P7" draw:layer="layout" svg:x1="3.99cm" svg:y1="10.181cm" svg:x2="4.165cm" svg:y2="10.08cm">
              <text:p/>
            </draw:line>
            <draw:line draw:style-name="gr36" draw:text-style-name="P7" draw:layer="layout" svg:x1="4.078cm" svg:y1="10.029cm" svg:x2="4.253cm" svg:y2="9.928cm">
              <text:p/>
            </draw:line>
            <draw:line draw:style-name="gr37" draw:text-style-name="P7" draw:layer="layout" svg:x1="3.903cm" svg:y1="9.928cm" svg:x2="4.078cm" svg:y2="9.827cm">
              <text:p/>
            </draw:line>
            <draw:line draw:style-name="gr38" draw:text-style-name="P7" draw:layer="layout" svg:x1="3.728cm" svg:y1="9.827cm" svg:x2="3.903cm" svg:y2="9.726cm">
              <text:p/>
            </draw:line>
            <draw:line draw:style-name="gr39" draw:text-style-name="P7" draw:layer="layout" svg:x1="3.552cm" svg:y1="9.725cm" svg:x2="3.727cm" svg:y2="9.624cm">
              <text:p/>
            </draw:line>
            <draw:line draw:style-name="gr40" draw:text-style-name="P7" draw:layer="layout" svg:x1="3.29cm" svg:y1="9.776cm" svg:x2="3.465cm" svg:y2="9.675cm">
              <text:p/>
            </draw:line>
            <draw:line draw:style-name="gr41" draw:text-style-name="P7" draw:layer="layout" svg:x1="3.377cm" svg:y1="9.624cm" svg:x2="3.552cm" svg:y2="9.523cm">
              <text:p/>
            </draw:line>
            <draw:line draw:style-name="gr42" draw:text-style-name="P7" draw:layer="layout" svg:x1="3.115cm" svg:y1="9.675cm" svg:x2="3.29cm" svg:y2="9.574cm">
              <text:p/>
            </draw:line>
            <draw:line draw:style-name="gr43" draw:text-style-name="P7" draw:layer="layout" svg:x1="4.516cm" svg:y1="10.485cm" svg:x2="4.691cm" svg:y2="10.384cm">
              <text:p/>
            </draw:line>
            <draw:line draw:style-name="gr44" draw:text-style-name="P7" draw:layer="layout" svg:x1="4.34cm" svg:y1="10.383cm" svg:x2="4.515cm" svg:y2="10.282cm">
              <text:p/>
            </draw:line>
            <draw:polygon draw:style-name="gr45" draw:text-style-name="P4" draw:layer="layout" svg:width="2.45cm" svg:height="1.669cm" svg:x="1.889cm" svg:y="9.827cm" svg:viewBox="0 0 2451 1670" draw:points="0,253 0,0 2451,1417 2451,1670">
              <text:p/>
            </draw:polygon>
            <draw:polygon draw:style-name="gr46" draw:text-style-name="P8" draw:layer="layout" svg:width="4.201cm" svg:height="4.908cm" svg:x="1.889cm" svg:y="6.588cm" svg:viewBox="0 0 4202 4909" draw:points="1751,0 4202,1417 4202,3644 4115,3694 4115,3947 2451,4909 0,3492 0,3239 1663,2277 1663,51">
              <text:p/>
            </draw:polygon>
            <draw:polygon draw:style-name="gr47" draw:text-style-name="P7" draw:layer="layout" svg:width="1.05cm" svg:height="0.606cm" svg:x="2.94cm" svg:y="9.979cm" svg:viewBox="0 0 1051 607" draw:points="0,253 438,0 1051,354 613,607">
              <text:p/>
            </draw:polygon>
            <draw:line draw:style-name="gr48" draw:text-style-name="P7" draw:layer="layout" svg:x1="5.041cm" svg:y1="10.383cm" svg:x2="5.216cm" svg:y2="10.282cm">
              <text:p/>
            </draw:line>
            <draw:line draw:style-name="gr49" draw:text-style-name="P7" draw:layer="layout" svg:x1="4.778cm" svg:y1="10.434cm" svg:x2="4.953cm" svg:y2="10.333cm">
              <text:p/>
            </draw:line>
          </draw:g>
        </draw:g>
        <draw:g>
          <draw:custom-shape draw:style-name="gr50" draw:text-style-name="P9" draw:layer="layout" svg:width="1.94cm" svg:height="1.931cm" svg:x="1.254cm" svg:y="6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1" draw:text-style-name="P10" draw:layer="layout" svg:width="1.185cm" svg:height="1.806cm" svg:x="1.685cm" svg:y="6.973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52" draw:text-style-name="P10" draw:layer="layout" svg:width="0.489cm" svg:height="0.822cm" svg:x="2.655cm" svg:y="7.085cm" svg:viewBox="0 0 490 823" svg:d="M431 823v-62l-108-187v-187l-107-249-216-125c216-125 647 685 431 810z">
            <text:p/>
          </draw:path>
          <draw:g>
            <draw:line draw:style-name="gr53" draw:text-style-name="P11" draw:layer="layout" svg:x1="2.116cm" svg:y1="8.157cm" svg:x2="2.008cm" svg:y2="7.721cm">
              <text:p/>
            </draw:line>
            <draw:line draw:style-name="gr54" draw:text-style-name="P11" draw:layer="layout" svg:x1="2.116cm" svg:y1="8.156cm" svg:x2="2.224cm" svg:y2="7.845cm">
              <text:p/>
            </draw:line>
            <draw:line draw:style-name="gr55" draw:text-style-name="P11" draw:layer="layout" svg:x1="2.332cm" svg:y1="8.156cm" svg:x2="2.224cm" svg:y2="7.845cm">
              <text:p/>
            </draw:line>
            <draw:line draw:style-name="gr56" draw:text-style-name="P11" draw:layer="layout" svg:x1="2.332cm" svg:y1="8.157cm" svg:x2="2.44cm" svg:y2="7.721cm">
              <text:p/>
            </draw:line>
          </draw:g>
          <draw:g>
            <draw:line draw:style-name="gr57" draw:text-style-name="P11" draw:layer="layout" svg:x1="2.763cm" svg:y1="8.157cm" svg:x2="2.655cm" svg:y2="7.721cm">
              <text:p/>
            </draw:line>
            <draw:line draw:style-name="gr58" draw:text-style-name="P11" draw:layer="layout" svg:x1="2.763cm" svg:y1="8.156cm" svg:x2="2.871cm" svg:y2="7.845cm">
              <text:p/>
            </draw:line>
            <draw:line draw:style-name="gr59" draw:text-style-name="P11" draw:layer="layout" svg:x1="2.979cm" svg:y1="8.156cm" svg:x2="2.871cm" svg:y2="7.845cm">
              <text:p/>
            </draw:line>
            <draw:line draw:style-name="gr60" draw:text-style-name="P11" draw:layer="layout" svg:x1="2.978cm" svg:y1="8.157cm" svg:x2="3.086cm" svg:y2="7.721cm">
              <text:p/>
            </draw:line>
          </draw:g>
          <draw:g>
            <draw:line draw:style-name="gr61" draw:text-style-name="P11" draw:layer="layout" svg:x1="1.47cm" svg:y1="8.157cm" svg:x2="1.362cm" svg:y2="7.721cm">
              <text:p/>
            </draw:line>
            <draw:line draw:style-name="gr62" draw:text-style-name="P11" draw:layer="layout" svg:x1="1.47cm" svg:y1="8.156cm" svg:x2="1.578cm" svg:y2="7.845cm">
              <text:p/>
            </draw:line>
            <draw:line draw:style-name="gr63" draw:text-style-name="P11" draw:layer="layout" svg:x1="1.685cm" svg:y1="8.156cm" svg:x2="1.577cm" svg:y2="7.845cm">
              <text:p/>
            </draw:line>
            <draw:line draw:style-name="gr64" draw:text-style-name="P11" draw:layer="layout" svg:x1="1.685cm" svg:y1="8.157cm" svg:x2="1.793cm" svg:y2="7.721cm">
              <text:p/>
            </draw:line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5" draw:text-style-name="P1" draw:layer="layout" svg:width="3.169cm" svg:height="2.052cm" svg:x="17.06cm" svg:y="9.616cm" svg:viewBox="0 0 3170 2053" svg:d="M3 2053c263 0 3167-1276 3167-1665 0-388-408-388-672-388 0 166-2591 832-2495 2053z">
              <text:p/>
            </draw:path>
            <draw:g>
              <draw:polygon draw:style-name="gr66" draw:text-style-name="P12" draw:layer="layout" svg:width="3.358cm" svg:height="3.05cm" svg:x="13.511cm" svg:y="8.506cm" svg:viewBox="0 0 3359 3051" draw:points="0,1110 0,0 3359,1942 3359,3051">
                <text:p/>
              </draw:polygon>
              <draw:polygon draw:style-name="gr67" draw:text-style-name="P13" draw:layer="layout" svg:width="2.878cm" svg:height="2.773cm" svg:x="16.87cm" svg:y="8.784cm" svg:viewBox="0 0 2879 2774" draw:points="0,2774 0,1664 2879,0 2879,1110">
                <text:p/>
              </draw:polygon>
              <draw:polygon draw:style-name="gr68" draw:text-style-name="P14" draw:layer="layout" svg:width="6.238cm" svg:height="3.605cm" svg:x="13.511cm" svg:y="6.842cm" svg:viewBox="0 0 6239 3606" draw:points="3359,3606 0,1664 2879,0 6239,1942">
                <text:p/>
              </draw:polygon>
              <draw:line draw:style-name="gr69" draw:text-style-name="P15" draw:layer="layout" svg:x1="14.663cm" svg:y1="9.394cm" svg:x2="14.663cm" svg:y2="10.06cm">
                <text:p/>
              </draw:line>
              <draw:line draw:style-name="gr70" draw:text-style-name="P15" draw:layer="layout" svg:x1="16.775cm" svg:y1="10.815cm" svg:x2="15.239cm" svg:y2="9.927cm">
                <text:p/>
              </draw:line>
              <draw:line draw:style-name="gr71" draw:text-style-name="P15" draw:layer="layout" svg:x1="15.23cm" svg:y1="9.727cm" svg:x2="15.23cm" svg:y2="9.949cm">
                <text:p/>
              </draw:line>
              <draw:line draw:style-name="gr72" draw:text-style-name="P15" draw:layer="layout" svg:x1="16.766cm" svg:y1="10.615cm" svg:x2="16.766cm" svg:y2="10.837cm">
                <text:p/>
              </draw:line>
              <draw:line draw:style-name="gr73" draw:text-style-name="P15" draw:layer="layout" svg:x1="16.766cm" svg:y1="10.615cm" svg:x2="15.23cm" svg:y2="9.727cm">
                <text:p/>
              </draw:line>
              <draw:polygon draw:style-name="gr74" draw:text-style-name="P16" draw:layer="layout" svg:width="0.191cm" svg:height="0.332cm" svg:x="14.855cm" svg:y="9.505cm" svg:viewBox="0 0 192 333" draw:points="0,222 0,0 192,111 192,333">
                <text:p/>
              </draw:polygon>
              <draw:line draw:style-name="gr75" draw:text-style-name="P15" draw:layer="layout" svg:x1="14.471cm" svg:y1="9.283cm" svg:x2="14.471cm" svg:y2="9.949cm">
                <text:p/>
              </draw:line>
              <draw:line draw:style-name="gr76" draw:text-style-name="P15" draw:layer="layout" svg:x1="14.279cm" svg:y1="9.172cm" svg:x2="14.279cm" svg:y2="9.838cm">
                <text:p/>
              </draw:line>
              <draw:line draw:style-name="gr77" draw:text-style-name="P15" draw:layer="layout" svg:x1="14.087cm" svg:y1="9.061cm" svg:x2="14.087cm" svg:y2="9.727cm">
                <text:p/>
              </draw:line>
              <draw:line draw:style-name="gr78" draw:text-style-name="P15" draw:layer="layout" svg:x1="13.895cm" svg:y1="8.95cm" svg:x2="13.895cm" svg:y2="9.616cm">
                <text:p/>
              </draw:line>
              <draw:line draw:style-name="gr79" draw:text-style-name="P15" draw:layer="layout" svg:x1="13.703cm" svg:y1="8.839cm" svg:x2="13.703cm" svg:y2="9.505cm">
                <text:p/>
              </draw:line>
              <draw:polygon draw:style-name="gr80" draw:text-style-name="P12" draw:layer="layout" svg:width="0.191cm" svg:height="1.22cm" svg:x="13.319cm" svg:y="8.395cm" svg:viewBox="0 0 192 1221" draw:points="0,1110 0,0 192,111 192,1221">
                <text:p/>
              </draw:polygon>
              <draw:polygon draw:style-name="gr81" draw:text-style-name="P12" draw:layer="layout" svg:width="0.191cm" svg:height="1.22cm" svg:x="16.87cm" svg:y="10.448cm" svg:viewBox="0 0 192 1221" draw:points="0,1110 0,0 192,111 192,1221">
                <text:p/>
              </draw:polygon>
              <draw:polygon draw:style-name="gr82" draw:text-style-name="P8" draw:layer="layout" svg:width="6.43cm" svg:height="4.826cm" svg:x="13.319cm" svg:y="6.842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83" draw:text-style-name="P9" draw:layer="layout" svg:width="1.021cm" svg:height="1.015cm" svg:x="17.875cm" svg:y="10.4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84" draw:text-style-name="P10" draw:layer="layout" svg:width="0.622cm" svg:height="0.949cm" svg:x="18.102cm" svg:y="10.444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85" draw:text-style-name="P10" draw:layer="layout" svg:width="0.257cm" svg:height="0.432cm" svg:x="18.612cm" svg:y="10.503cm" svg:viewBox="0 0 258 433" svg:d="M227 433v-33l-57-98v-99l-57-131-113-65c113-65 340 360 227 426z">
              <text:p/>
            </draw:path>
            <draw:g>
              <draw:line draw:style-name="gr86" draw:text-style-name="P11" draw:layer="layout" svg:x1="18.329cm" svg:y1="11.066cm" svg:x2="18.272cm" svg:y2="10.837cm">
                <text:p/>
              </draw:line>
              <draw:line draw:style-name="gr87" draw:text-style-name="P11" draw:layer="layout" svg:x1="18.328cm" svg:y1="11.067cm" svg:x2="18.385cm" svg:y2="10.903cm">
                <text:p/>
              </draw:line>
              <draw:line draw:style-name="gr88" draw:text-style-name="P11" draw:layer="layout" svg:x1="18.442cm" svg:y1="11.067cm" svg:x2="18.385cm" svg:y2="10.903cm">
                <text:p/>
              </draw:line>
              <draw:line draw:style-name="gr89" draw:text-style-name="P11" draw:layer="layout" svg:x1="18.442cm" svg:y1="11.066cm" svg:x2="18.499cm" svg:y2="10.837cm">
                <text:p/>
              </draw:line>
            </draw:g>
            <draw:g>
              <draw:line draw:style-name="gr90" draw:text-style-name="P11" draw:layer="layout" svg:x1="18.669cm" svg:y1="11.066cm" svg:x2="18.612cm" svg:y2="10.837cm">
                <text:p/>
              </draw:line>
              <draw:line draw:style-name="gr91" draw:text-style-name="P11" draw:layer="layout" svg:x1="18.668cm" svg:y1="11.067cm" svg:x2="18.725cm" svg:y2="10.903cm">
                <text:p/>
              </draw:line>
              <draw:line draw:style-name="gr92" draw:text-style-name="P11" draw:layer="layout" svg:x1="18.782cm" svg:y1="11.067cm" svg:x2="18.725cm" svg:y2="10.903cm">
                <text:p/>
              </draw:line>
              <draw:line draw:style-name="gr93" draw:text-style-name="P11" draw:layer="layout" svg:x1="18.782cm" svg:y1="11.066cm" svg:x2="18.839cm" svg:y2="10.837cm">
                <text:p/>
              </draw:line>
            </draw:g>
            <draw:g>
              <draw:line draw:style-name="gr94" draw:text-style-name="P11" draw:layer="layout" svg:x1="17.989cm" svg:y1="11.066cm" svg:x2="17.932cm" svg:y2="10.837cm">
                <text:p/>
              </draw:line>
              <draw:line draw:style-name="gr95" draw:text-style-name="P11" draw:layer="layout" svg:x1="17.988cm" svg:y1="11.067cm" svg:x2="18.045cm" svg:y2="10.903cm">
                <text:p/>
              </draw:line>
              <draw:line draw:style-name="gr96" draw:text-style-name="P11" draw:layer="layout" svg:x1="18.102cm" svg:y1="11.067cm" svg:x2="18.045cm" svg:y2="10.903cm">
                <text:p/>
              </draw:line>
              <draw:line draw:style-name="gr97" draw:text-style-name="P11" draw:layer="layout" svg:x1="18.102cm" svg:y1="11.066cm" svg:x2="18.159cm" svg:y2="10.837cm">
                <text:p/>
              </draw:line>
            </draw:g>
          </draw:g>
        </draw:g>
        <draw:line draw:style-name="gr98" draw:text-style-name="P17" draw:layer="layout" svg:x1="6.207cm" svg:y1="9.001cm" svg:x2="12.938cm" svg:y2="9.001cm">
          <text:p/>
        </draw:line>
      </draw:page>
      <draw:page draw:name="page2" draw:style-name="dp1" draw:master-page-name="Default"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99" draw:text-style-name="P1" draw:layer="layout" svg:width="0.366cm" svg:height="0.354cm" svg:x="4.952cm" svg:y="11.853cm" svg:viewBox="0 0 367 355" svg:d="M6 355c86-5 207-5 328-75s-121-280-242-280c0 0-121 357-86 355z">
            <text:p/>
          </draw:path>
          <draw:g>
            <draw:polygon draw:style-name="gr100" draw:text-style-name="P4" draw:layer="layout" svg:width="0.628cm" svg:height="1.557cm" svg:x="4.302cm" svg:y="10.645cm" svg:viewBox="0 0 629 1558" draw:points="0,1195 0,0 629,364 629,1558">
              <text:p/>
            </draw:polygon>
            <draw:polygon draw:style-name="gr101" draw:text-style-name="P5" draw:layer="layout" svg:width="0.448cm" svg:height="1.09cm" svg:x="4.392cm" svg:y="10.801cm" svg:viewBox="0 0 449 1091" draw:points="0,831 0,0 449,260 449,1091">
              <text:p/>
            </draw:polygon>
            <draw:polygon draw:style-name="gr102" draw:text-style-name="P2" draw:layer="layout" svg:width="0.718cm" svg:height="0.414cm" svg:x="4.302cm" svg:y="10.593cm" svg:viewBox="0 0 719 415" draw:points="629,415 0,52 90,0 719,364">
              <text:p/>
            </draw:polygon>
            <draw:polygon draw:style-name="gr103" draw:text-style-name="P6" draw:layer="layout" svg:width="0.089cm" svg:height="1.245cm" svg:x="4.931cm" svg:y="10.957cm" svg:viewBox="0 0 90 1246" draw:points="0,1246 0,52 90,0 90,1195">
              <text:p/>
            </draw:polygon>
            <draw:polygon draw:style-name="gr104" draw:text-style-name="P8" draw:layer="layout" svg:width="0.718cm" svg:height="1.609cm" svg:x="4.302cm" svg:y="10.593cm" svg:viewBox="0 0 719 1610" draw:points="90,0 719,364 719,1558 629,1610 0,1246 0,52">
              <text:p/>
            </draw:polygon>
            <draw:line draw:style-name="gr105" draw:text-style-name="P15" draw:layer="layout" svg:x1="4.482cm" svg:y1="11.788cm" svg:x2="4.752cm" svg:y2="11.944cm">
              <text:p/>
            </draw:line>
          </draw:g>
        </draw:g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106" draw:text-style-name="P1" draw:layer="layout" svg:width="0.406cm" svg:height="0.377cm" svg:x="3.369cm" svg:y="11.068cm" svg:viewBox="0 0 407 378" svg:d="M27 378c257 0 380-108 380-216s-93-162-280-162c0 162-197-162-100 378z">
            <text:p/>
          </draw:path>
          <draw:g>
            <draw:polygon draw:style-name="gr107" draw:text-style-name="P4" draw:layer="layout" svg:width="1.121cm" svg:height="3.025cm" svg:x="2.27cm" svg:y="8.42cm" svg:viewBox="0 0 1122 3026" draw:points="0,2378 0,0 1122,648 1122,3026">
              <text:p/>
            </draw:polygon>
            <draw:polygon draw:style-name="gr108" draw:text-style-name="P5" draw:layer="layout" svg:width="0.934cm" svg:height="2.701cm" svg:x="2.363cm" svg:y="8.582cm" svg:viewBox="0 0 935 2702" draw:points="0,2161 0,0 935,540 935,2702">
              <text:p/>
            </draw:polygon>
            <draw:polygon draw:style-name="gr109" draw:text-style-name="P2" draw:layer="layout" svg:width="1.225cm" svg:height="0.701cm" svg:x="2.27cm" svg:y="8.366cm" svg:viewBox="0 0 1226 702" draw:points="1122,702 0,54 104,0 1226,648">
              <text:p/>
            </draw:polygon>
            <draw:polygon draw:style-name="gr110" draw:text-style-name="P6" draw:layer="layout" svg:width="0.103cm" svg:height="2.431cm" svg:x="3.392cm" svg:y="9.014cm" svg:viewBox="0 0 104 2432" draw:points="0,2432 0,54 104,0 104,2378">
              <text:p/>
            </draw:polygon>
            <draw:polygon draw:style-name="gr111" draw:text-style-name="P8" draw:layer="layout" svg:width="1.225cm" svg:height="3.079cm" svg:x="2.27cm" svg:y="8.366cm" svg:viewBox="0 0 1226 3080" draw:points="104,0 1226,648 1226,3026 1122,3080 0,2432 0,54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12" draw:text-style-name="P1" draw:layer="layout" svg:width="3.169cm" svg:height="2.052cm" svg:x="15.917cm" svg:y="10.631cm" svg:viewBox="0 0 3170 2053" svg:d="M3 2053c263 0 3167-1276 3167-1665 0-388-408-388-672-388 0 166-2591 832-2495 2053z">
              <text:p/>
            </draw:path>
            <draw:g>
              <draw:polygon draw:style-name="gr113" draw:text-style-name="P12" draw:layer="layout" svg:width="3.358cm" svg:height="3.05cm" svg:x="12.368cm" svg:y="9.521cm" svg:viewBox="0 0 3359 3051" draw:points="0,1110 0,0 3359,1942 3359,3051">
                <text:p/>
              </draw:polygon>
              <draw:polygon draw:style-name="gr114" draw:text-style-name="P13" draw:layer="layout" svg:width="2.878cm" svg:height="2.773cm" svg:x="15.727cm" svg:y="9.799cm" svg:viewBox="0 0 2879 2774" draw:points="0,2774 0,1664 2879,0 2879,1110">
                <text:p/>
              </draw:polygon>
              <draw:polygon draw:style-name="gr115" draw:text-style-name="P14" draw:layer="layout" svg:width="6.238cm" svg:height="3.605cm" svg:x="12.368cm" svg:y="7.857cm" svg:viewBox="0 0 6239 3606" draw:points="3359,3606 0,1664 2879,0 6239,1942">
                <text:p/>
              </draw:polygon>
              <draw:line draw:style-name="gr116" draw:text-style-name="P15" draw:layer="layout" svg:x1="13.52cm" svg:y1="10.409cm" svg:x2="13.52cm" svg:y2="11.075cm">
                <text:p/>
              </draw:line>
              <draw:line draw:style-name="gr117" draw:text-style-name="P15" draw:layer="layout" svg:x1="15.632cm" svg:y1="11.83cm" svg:x2="14.096cm" svg:y2="10.942cm">
                <text:p/>
              </draw:line>
              <draw:line draw:style-name="gr118" draw:text-style-name="P15" draw:layer="layout" svg:x1="14.087cm" svg:y1="10.742cm" svg:x2="14.087cm" svg:y2="10.964cm">
                <text:p/>
              </draw:line>
              <draw:line draw:style-name="gr119" draw:text-style-name="P15" draw:layer="layout" svg:x1="15.623cm" svg:y1="11.63cm" svg:x2="15.623cm" svg:y2="11.852cm">
                <text:p/>
              </draw:line>
              <draw:line draw:style-name="gr120" draw:text-style-name="P15" draw:layer="layout" svg:x1="15.623cm" svg:y1="11.63cm" svg:x2="14.087cm" svg:y2="10.742cm">
                <text:p/>
              </draw:line>
              <draw:polygon draw:style-name="gr121" draw:text-style-name="P16" draw:layer="layout" svg:width="0.191cm" svg:height="0.332cm" svg:x="13.712cm" svg:y="10.52cm" svg:viewBox="0 0 192 333" draw:points="0,222 0,0 192,111 192,333">
                <text:p/>
              </draw:polygon>
              <draw:line draw:style-name="gr122" draw:text-style-name="P15" draw:layer="layout" svg:x1="13.328cm" svg:y1="10.298cm" svg:x2="13.328cm" svg:y2="10.964cm">
                <text:p/>
              </draw:line>
              <draw:line draw:style-name="gr123" draw:text-style-name="P15" draw:layer="layout" svg:x1="13.136cm" svg:y1="10.187cm" svg:x2="13.136cm" svg:y2="10.853cm">
                <text:p/>
              </draw:line>
              <draw:line draw:style-name="gr124" draw:text-style-name="P15" draw:layer="layout" svg:x1="12.944cm" svg:y1="10.076cm" svg:x2="12.944cm" svg:y2="10.742cm">
                <text:p/>
              </draw:line>
              <draw:line draw:style-name="gr125" draw:text-style-name="P15" draw:layer="layout" svg:x1="12.752cm" svg:y1="9.965cm" svg:x2="12.752cm" svg:y2="10.631cm">
                <text:p/>
              </draw:line>
              <draw:line draw:style-name="gr126" draw:text-style-name="P15" draw:layer="layout" svg:x1="12.56cm" svg:y1="9.854cm" svg:x2="12.56cm" svg:y2="10.52cm">
                <text:p/>
              </draw:line>
              <draw:polygon draw:style-name="gr127" draw:text-style-name="P12" draw:layer="layout" svg:width="0.191cm" svg:height="1.22cm" svg:x="12.176cm" svg:y="9.41cm" svg:viewBox="0 0 192 1221" draw:points="0,1110 0,0 192,111 192,1221">
                <text:p/>
              </draw:polygon>
              <draw:polygon draw:style-name="gr128" draw:text-style-name="P12" draw:layer="layout" svg:width="0.191cm" svg:height="1.22cm" svg:x="15.727cm" svg:y="11.463cm" svg:viewBox="0 0 192 1221" draw:points="0,1110 0,0 192,111 192,1221">
                <text:p/>
              </draw:polygon>
              <draw:polygon draw:style-name="gr129" draw:text-style-name="P8" draw:layer="layout" svg:width="6.43cm" svg:height="4.826cm" svg:x="12.176cm" svg:y="7.857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130" draw:text-style-name="P9" draw:layer="layout" svg:width="1.021cm" svg:height="1.015cm" svg:x="16.732cm" svg:y="11.4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31" draw:text-style-name="P10" draw:layer="layout" svg:width="0.622cm" svg:height="0.949cm" svg:x="16.959cm" svg:y="11.459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132" draw:text-style-name="P10" draw:layer="layout" svg:width="0.257cm" svg:height="0.432cm" svg:x="17.469cm" svg:y="11.518cm" svg:viewBox="0 0 258 433" svg:d="M227 433v-33l-57-98v-99l-57-131-113-65c113-65 340 360 227 426z">
              <text:p/>
            </draw:path>
            <draw:g>
              <draw:line draw:style-name="gr133" draw:text-style-name="P11" draw:layer="layout" svg:x1="17.186cm" svg:y1="12.081cm" svg:x2="17.129cm" svg:y2="11.852cm">
                <text:p/>
              </draw:line>
              <draw:line draw:style-name="gr134" draw:text-style-name="P11" draw:layer="layout" svg:x1="17.185cm" svg:y1="12.082cm" svg:x2="17.242cm" svg:y2="11.918cm">
                <text:p/>
              </draw:line>
              <draw:line draw:style-name="gr135" draw:text-style-name="P11" draw:layer="layout" svg:x1="17.299cm" svg:y1="12.082cm" svg:x2="17.242cm" svg:y2="11.918cm">
                <text:p/>
              </draw:line>
              <draw:line draw:style-name="gr136" draw:text-style-name="P11" draw:layer="layout" svg:x1="17.299cm" svg:y1="12.081cm" svg:x2="17.356cm" svg:y2="11.852cm">
                <text:p/>
              </draw:line>
            </draw:g>
            <draw:g>
              <draw:line draw:style-name="gr137" draw:text-style-name="P11" draw:layer="layout" svg:x1="17.526cm" svg:y1="12.081cm" svg:x2="17.469cm" svg:y2="11.852cm">
                <text:p/>
              </draw:line>
              <draw:line draw:style-name="gr138" draw:text-style-name="P11" draw:layer="layout" svg:x1="17.525cm" svg:y1="12.082cm" svg:x2="17.582cm" svg:y2="11.918cm">
                <text:p/>
              </draw:line>
              <draw:line draw:style-name="gr139" draw:text-style-name="P11" draw:layer="layout" svg:x1="17.639cm" svg:y1="12.082cm" svg:x2="17.582cm" svg:y2="11.918cm">
                <text:p/>
              </draw:line>
              <draw:line draw:style-name="gr140" draw:text-style-name="P11" draw:layer="layout" svg:x1="17.639cm" svg:y1="12.081cm" svg:x2="17.696cm" svg:y2="11.852cm">
                <text:p/>
              </draw:line>
            </draw:g>
            <draw:g>
              <draw:line draw:style-name="gr141" draw:text-style-name="P11" draw:layer="layout" svg:x1="16.846cm" svg:y1="12.081cm" svg:x2="16.789cm" svg:y2="11.852cm">
                <text:p/>
              </draw:line>
              <draw:line draw:style-name="gr142" draw:text-style-name="P11" draw:layer="layout" svg:x1="16.845cm" svg:y1="12.082cm" svg:x2="16.902cm" svg:y2="11.918cm">
                <text:p/>
              </draw:line>
              <draw:line draw:style-name="gr143" draw:text-style-name="P11" draw:layer="layout" svg:x1="16.959cm" svg:y1="12.082cm" svg:x2="16.902cm" svg:y2="11.918cm">
                <text:p/>
              </draw:line>
              <draw:line draw:style-name="gr144" draw:text-style-name="P11" draw:layer="layout" svg:x1="16.959cm" svg:y1="12.081cm" svg:x2="17.016cm" svg:y2="11.852cm">
                <text:p/>
              </draw:line>
            </draw:g>
          </draw:g>
        </draw:g>
        <draw:line draw:style-name="gr98" draw:text-style-name="P17" draw:layer="layout" svg:x1="5.064cm" svg:y1="10.016cm" svg:x2="11.795cm" svg:y2="10.016cm">
          <text:p/>
        </draw:line>
      </draw:page>
      <draw:page draw:name="page3" draw:style-name="dp1" draw:master-page-name="Default"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45" draw:text-style-name="P1" draw:layer="layout" svg:width="3.169cm" svg:height="2.052cm" svg:x="17.568cm" svg:y="10.251cm" svg:viewBox="0 0 3170 2053" svg:d="M3 2053c263 0 3167-1276 3167-1665 0-388-408-388-672-388 0 166-2591 832-2495 2053z">
              <text:p/>
            </draw:path>
            <draw:g>
              <draw:polygon draw:style-name="gr146" draw:text-style-name="P12" draw:layer="layout" svg:width="3.358cm" svg:height="3.05cm" svg:x="14.019cm" svg:y="9.141cm" svg:viewBox="0 0 3359 3051" draw:points="0,1110 0,0 3359,1942 3359,3051">
                <text:p/>
              </draw:polygon>
              <draw:polygon draw:style-name="gr147" draw:text-style-name="P13" draw:layer="layout" svg:width="2.878cm" svg:height="2.773cm" svg:x="17.378cm" svg:y="9.419cm" svg:viewBox="0 0 2879 2774" draw:points="0,2774 0,1664 2879,0 2879,1110">
                <text:p/>
              </draw:polygon>
              <draw:polygon draw:style-name="gr148" draw:text-style-name="P14" draw:layer="layout" svg:width="6.238cm" svg:height="3.605cm" svg:x="14.019cm" svg:y="7.477cm" svg:viewBox="0 0 6239 3606" draw:points="3359,3606 0,1664 2879,0 6239,1942">
                <text:p/>
              </draw:polygon>
              <draw:line draw:style-name="gr149" draw:text-style-name="P15" draw:layer="layout" svg:x1="15.171cm" svg:y1="10.029cm" svg:x2="15.171cm" svg:y2="10.695cm">
                <text:p/>
              </draw:line>
              <draw:line draw:style-name="gr150" draw:text-style-name="P15" draw:layer="layout" svg:x1="17.283cm" svg:y1="11.45cm" svg:x2="15.747cm" svg:y2="10.562cm">
                <text:p/>
              </draw:line>
              <draw:line draw:style-name="gr151" draw:text-style-name="P15" draw:layer="layout" svg:x1="15.738cm" svg:y1="10.362cm" svg:x2="15.738cm" svg:y2="10.584cm">
                <text:p/>
              </draw:line>
              <draw:line draw:style-name="gr152" draw:text-style-name="P15" draw:layer="layout" svg:x1="17.274cm" svg:y1="11.25cm" svg:x2="17.274cm" svg:y2="11.472cm">
                <text:p/>
              </draw:line>
              <draw:line draw:style-name="gr153" draw:text-style-name="P15" draw:layer="layout" svg:x1="17.274cm" svg:y1="11.25cm" svg:x2="15.738cm" svg:y2="10.362cm">
                <text:p/>
              </draw:line>
              <draw:polygon draw:style-name="gr154" draw:text-style-name="P16" draw:layer="layout" svg:width="0.191cm" svg:height="0.332cm" svg:x="15.363cm" svg:y="10.14cm" svg:viewBox="0 0 192 333" draw:points="0,222 0,0 192,111 192,333">
                <text:p/>
              </draw:polygon>
              <draw:line draw:style-name="gr155" draw:text-style-name="P15" draw:layer="layout" svg:x1="14.979cm" svg:y1="9.918cm" svg:x2="14.979cm" svg:y2="10.584cm">
                <text:p/>
              </draw:line>
              <draw:line draw:style-name="gr156" draw:text-style-name="P15" draw:layer="layout" svg:x1="14.787cm" svg:y1="9.807cm" svg:x2="14.787cm" svg:y2="10.473cm">
                <text:p/>
              </draw:line>
              <draw:line draw:style-name="gr157" draw:text-style-name="P15" draw:layer="layout" svg:x1="14.595cm" svg:y1="9.696cm" svg:x2="14.595cm" svg:y2="10.362cm">
                <text:p/>
              </draw:line>
              <draw:line draw:style-name="gr158" draw:text-style-name="P15" draw:layer="layout" svg:x1="14.403cm" svg:y1="9.585cm" svg:x2="14.403cm" svg:y2="10.251cm">
                <text:p/>
              </draw:line>
              <draw:line draw:style-name="gr159" draw:text-style-name="P15" draw:layer="layout" svg:x1="14.211cm" svg:y1="9.474cm" svg:x2="14.211cm" svg:y2="10.14cm">
                <text:p/>
              </draw:line>
              <draw:polygon draw:style-name="gr160" draw:text-style-name="P12" draw:layer="layout" svg:width="0.191cm" svg:height="1.22cm" svg:x="13.827cm" svg:y="9.03cm" svg:viewBox="0 0 192 1221" draw:points="0,1110 0,0 192,111 192,1221">
                <text:p/>
              </draw:polygon>
              <draw:polygon draw:style-name="gr161" draw:text-style-name="P12" draw:layer="layout" svg:width="0.191cm" svg:height="1.22cm" svg:x="17.378cm" svg:y="11.083cm" svg:viewBox="0 0 192 1221" draw:points="0,1110 0,0 192,111 192,1221">
                <text:p/>
              </draw:polygon>
              <draw:polygon draw:style-name="gr162" draw:text-style-name="P8" draw:layer="layout" svg:width="6.43cm" svg:height="4.826cm" svg:x="13.827cm" svg:y="7.477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163" draw:text-style-name="P9" draw:layer="layout" svg:width="1.021cm" svg:height="1.015cm" svg:x="18.383cm" svg:y="11.0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64" draw:text-style-name="P10" draw:layer="layout" svg:width="0.622cm" svg:height="0.949cm" svg:x="18.61cm" svg:y="11.079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165" draw:text-style-name="P10" draw:layer="layout" svg:width="0.257cm" svg:height="0.432cm" svg:x="19.12cm" svg:y="11.138cm" svg:viewBox="0 0 258 433" svg:d="M227 433v-33l-57-98v-99l-57-131-113-65c113-65 340 360 227 426z">
              <text:p/>
            </draw:path>
            <draw:g>
              <draw:line draw:style-name="gr166" draw:text-style-name="P11" draw:layer="layout" svg:x1="18.837cm" svg:y1="11.701cm" svg:x2="18.78cm" svg:y2="11.472cm">
                <text:p/>
              </draw:line>
              <draw:line draw:style-name="gr167" draw:text-style-name="P11" draw:layer="layout" svg:x1="18.836cm" svg:y1="11.702cm" svg:x2="18.893cm" svg:y2="11.538cm">
                <text:p/>
              </draw:line>
              <draw:line draw:style-name="gr168" draw:text-style-name="P11" draw:layer="layout" svg:x1="18.95cm" svg:y1="11.702cm" svg:x2="18.893cm" svg:y2="11.538cm">
                <text:p/>
              </draw:line>
              <draw:line draw:style-name="gr169" draw:text-style-name="P11" draw:layer="layout" svg:x1="18.95cm" svg:y1="11.701cm" svg:x2="19.007cm" svg:y2="11.472cm">
                <text:p/>
              </draw:line>
            </draw:g>
            <draw:g>
              <draw:line draw:style-name="gr170" draw:text-style-name="P11" draw:layer="layout" svg:x1="19.177cm" svg:y1="11.701cm" svg:x2="19.12cm" svg:y2="11.472cm">
                <text:p/>
              </draw:line>
              <draw:line draw:style-name="gr171" draw:text-style-name="P11" draw:layer="layout" svg:x1="19.176cm" svg:y1="11.702cm" svg:x2="19.233cm" svg:y2="11.538cm">
                <text:p/>
              </draw:line>
              <draw:line draw:style-name="gr172" draw:text-style-name="P11" draw:layer="layout" svg:x1="19.29cm" svg:y1="11.702cm" svg:x2="19.233cm" svg:y2="11.538cm">
                <text:p/>
              </draw:line>
              <draw:line draw:style-name="gr173" draw:text-style-name="P11" draw:layer="layout" svg:x1="19.29cm" svg:y1="11.701cm" svg:x2="19.347cm" svg:y2="11.472cm">
                <text:p/>
              </draw:line>
            </draw:g>
            <draw:g>
              <draw:line draw:style-name="gr174" draw:text-style-name="P11" draw:layer="layout" svg:x1="18.497cm" svg:y1="11.701cm" svg:x2="18.44cm" svg:y2="11.472cm">
                <text:p/>
              </draw:line>
              <draw:line draw:style-name="gr175" draw:text-style-name="P11" draw:layer="layout" svg:x1="18.496cm" svg:y1="11.702cm" svg:x2="18.553cm" svg:y2="11.538cm">
                <text:p/>
              </draw:line>
              <draw:line draw:style-name="gr176" draw:text-style-name="P11" draw:layer="layout" svg:x1="18.61cm" svg:y1="11.702cm" svg:x2="18.553cm" svg:y2="11.538cm">
                <text:p/>
              </draw:line>
              <draw:line draw:style-name="gr177" draw:text-style-name="P11" draw:layer="layout" svg:x1="18.61cm" svg:y1="11.701cm" svg:x2="18.667cm" svg:y2="11.472cm">
                <text:p/>
              </draw:line>
            </draw:g>
          </draw:g>
        </draw:g>
        <draw:line draw:style-name="gr98" draw:text-style-name="P17" draw:layer="layout" svg:x1="6.715cm" svg:y1="9.636cm" svg:x2="13.446cm" svg:y2="9.636cm">
          <text:p/>
        </draw:lin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178" draw:text-style-name="P1" draw:layer="layout" svg:width="1.192cm" svg:height="0.735cm" svg:x="6.285cm" svg:y="12.525cm" svg:viewBox="0 0 1193 736" svg:d="M18 736c291 0 1056-123 1163-430 106-306-557-306-849-306 0 184-424 122-314 736z">
            <text:p/>
          </draw:path>
          <draw:g>
            <draw:polygon draw:style-name="gr179" draw:text-style-name="P4" draw:layer="layout" svg:width="5.302cm" svg:height="6.742cm" svg:x="0.996cm" svg:y="6.518cm" svg:viewBox="0 0 5303 6743" draw:points="0,3678 0,0 5303,3065 5303,6743">
              <text:p/>
            </draw:polygon>
            <draw:polygon draw:style-name="gr180" draw:text-style-name="P5" draw:layer="layout" svg:width="4.878cm" svg:height="5.762cm" svg:x="1.208cm" svg:y="6.886cm" svg:viewBox="0 0 4879 5763" draw:points="0,2942 0,0 4879,2881 4879,5763">
              <text:p/>
            </draw:polygon>
            <draw:polygon draw:style-name="gr181" draw:text-style-name="P2" draw:layer="layout" svg:width="5.62cm" svg:height="3.248cm" svg:x="0.996cm" svg:y="6.334cm" svg:viewBox="0 0 5621 3249" draw:points="5303,3249 0,184 318,0 5621,3065">
              <text:p/>
            </draw:polygon>
            <draw:polygon draw:style-name="gr182" draw:text-style-name="P6" draw:layer="layout" svg:width="0.317cm" svg:height="3.861cm" svg:x="6.299cm" svg:y="9.399cm" svg:viewBox="0 0 318 3862" draw:points="0,3862 0,184 318,0 318,3678">
              <text:p/>
            </draw:polygon>
            <draw:polygon draw:style-name="gr183" draw:text-style-name="P8" draw:layer="layout" svg:width="5.62cm" svg:height="6.926cm" svg:x="0.996cm" svg:y="6.334cm" svg:viewBox="0 0 5621 6927" draw:points="318,0 5621,3065 5621,6743 5303,6927 0,3862 0,184">
              <text:p/>
            </draw:polygon>
            <draw:polygon draw:style-name="gr184" draw:text-style-name="P18" draw:layer="layout" svg:width="0.211cm" svg:height="0.244cm" svg:x="3.541cm" svg:y="11.361cm" svg:viewBox="0 0 212 245" draw:points="0,122 0,0 212,122 212,245">
              <text:p/>
            </draw:polygon>
          </draw:g>
        </draw:g>
      </draw:page>
      <draw:page draw:name="page4" draw:style-name="dp1" draw:master-page-name="Default"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85" draw:text-style-name="P1" draw:layer="layout" svg:width="3.169cm" svg:height="2.052cm" svg:x="17.568cm" svg:y="10.251cm" svg:viewBox="0 0 3170 2053" svg:d="M3 2053c263 0 3167-1276 3167-1665 0-388-408-388-672-388 0 166-2591 832-2495 2053z">
              <text:p/>
            </draw:path>
            <draw:g>
              <draw:polygon draw:style-name="gr186" draw:text-style-name="P12" draw:layer="layout" svg:width="3.358cm" svg:height="3.05cm" svg:x="14.019cm" svg:y="9.141cm" svg:viewBox="0 0 3359 3051" draw:points="0,1110 0,0 3359,1942 3359,3051">
                <text:p/>
              </draw:polygon>
              <draw:polygon draw:style-name="gr187" draw:text-style-name="P13" draw:layer="layout" svg:width="2.878cm" svg:height="2.773cm" svg:x="17.378cm" svg:y="9.419cm" svg:viewBox="0 0 2879 2774" draw:points="0,2774 0,1664 2879,0 2879,1110">
                <text:p/>
              </draw:polygon>
              <draw:polygon draw:style-name="gr188" draw:text-style-name="P14" draw:layer="layout" svg:width="6.238cm" svg:height="3.605cm" svg:x="14.019cm" svg:y="7.477cm" svg:viewBox="0 0 6239 3606" draw:points="3359,3606 0,1664 2879,0 6239,1942">
                <text:p/>
              </draw:polygon>
              <draw:line draw:style-name="gr189" draw:text-style-name="P15" draw:layer="layout" svg:x1="15.171cm" svg:y1="10.029cm" svg:x2="15.171cm" svg:y2="10.695cm">
                <text:p/>
              </draw:line>
              <draw:line draw:style-name="gr190" draw:text-style-name="P15" draw:layer="layout" svg:x1="17.283cm" svg:y1="11.45cm" svg:x2="15.747cm" svg:y2="10.562cm">
                <text:p/>
              </draw:line>
              <draw:line draw:style-name="gr191" draw:text-style-name="P15" draw:layer="layout" svg:x1="15.738cm" svg:y1="10.362cm" svg:x2="15.738cm" svg:y2="10.584cm">
                <text:p/>
              </draw:line>
              <draw:line draw:style-name="gr192" draw:text-style-name="P15" draw:layer="layout" svg:x1="17.274cm" svg:y1="11.25cm" svg:x2="17.274cm" svg:y2="11.472cm">
                <text:p/>
              </draw:line>
              <draw:line draw:style-name="gr193" draw:text-style-name="P15" draw:layer="layout" svg:x1="17.274cm" svg:y1="11.25cm" svg:x2="15.738cm" svg:y2="10.362cm">
                <text:p/>
              </draw:line>
              <draw:polygon draw:style-name="gr194" draw:text-style-name="P16" draw:layer="layout" svg:width="0.191cm" svg:height="0.332cm" svg:x="15.363cm" svg:y="10.14cm" svg:viewBox="0 0 192 333" draw:points="0,222 0,0 192,111 192,333">
                <text:p/>
              </draw:polygon>
              <draw:line draw:style-name="gr195" draw:text-style-name="P15" draw:layer="layout" svg:x1="14.979cm" svg:y1="9.918cm" svg:x2="14.979cm" svg:y2="10.584cm">
                <text:p/>
              </draw:line>
              <draw:line draw:style-name="gr196" draw:text-style-name="P15" draw:layer="layout" svg:x1="14.787cm" svg:y1="9.807cm" svg:x2="14.787cm" svg:y2="10.473cm">
                <text:p/>
              </draw:line>
              <draw:line draw:style-name="gr197" draw:text-style-name="P15" draw:layer="layout" svg:x1="14.595cm" svg:y1="9.696cm" svg:x2="14.595cm" svg:y2="10.362cm">
                <text:p/>
              </draw:line>
              <draw:line draw:style-name="gr198" draw:text-style-name="P15" draw:layer="layout" svg:x1="14.403cm" svg:y1="9.585cm" svg:x2="14.403cm" svg:y2="10.251cm">
                <text:p/>
              </draw:line>
              <draw:line draw:style-name="gr199" draw:text-style-name="P15" draw:layer="layout" svg:x1="14.211cm" svg:y1="9.474cm" svg:x2="14.211cm" svg:y2="10.14cm">
                <text:p/>
              </draw:line>
              <draw:polygon draw:style-name="gr200" draw:text-style-name="P12" draw:layer="layout" svg:width="0.191cm" svg:height="1.22cm" svg:x="13.827cm" svg:y="9.03cm" svg:viewBox="0 0 192 1221" draw:points="0,1110 0,0 192,111 192,1221">
                <text:p/>
              </draw:polygon>
              <draw:polygon draw:style-name="gr201" draw:text-style-name="P12" draw:layer="layout" svg:width="0.191cm" svg:height="1.22cm" svg:x="17.378cm" svg:y="11.083cm" svg:viewBox="0 0 192 1221" draw:points="0,1110 0,0 192,111 192,1221">
                <text:p/>
              </draw:polygon>
              <draw:polygon draw:style-name="gr202" draw:text-style-name="P8" draw:layer="layout" svg:width="6.43cm" svg:height="4.826cm" svg:x="13.827cm" svg:y="7.477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203" draw:text-style-name="P9" draw:layer="layout" svg:width="1.021cm" svg:height="1.015cm" svg:x="18.383cm" svg:y="11.0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04" draw:text-style-name="P10" draw:layer="layout" svg:width="0.622cm" svg:height="0.949cm" svg:x="18.61cm" svg:y="11.079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205" draw:text-style-name="P10" draw:layer="layout" svg:width="0.257cm" svg:height="0.432cm" svg:x="19.12cm" svg:y="11.138cm" svg:viewBox="0 0 258 433" svg:d="M227 433v-33l-57-98v-99l-57-131-113-65c113-65 340 360 227 426z">
              <text:p/>
            </draw:path>
            <draw:g>
              <draw:line draw:style-name="gr206" draw:text-style-name="P11" draw:layer="layout" svg:x1="18.837cm" svg:y1="11.701cm" svg:x2="18.78cm" svg:y2="11.472cm">
                <text:p/>
              </draw:line>
              <draw:line draw:style-name="gr207" draw:text-style-name="P11" draw:layer="layout" svg:x1="18.836cm" svg:y1="11.702cm" svg:x2="18.893cm" svg:y2="11.538cm">
                <text:p/>
              </draw:line>
              <draw:line draw:style-name="gr208" draw:text-style-name="P11" draw:layer="layout" svg:x1="18.95cm" svg:y1="11.702cm" svg:x2="18.893cm" svg:y2="11.538cm">
                <text:p/>
              </draw:line>
              <draw:line draw:style-name="gr209" draw:text-style-name="P11" draw:layer="layout" svg:x1="18.95cm" svg:y1="11.701cm" svg:x2="19.007cm" svg:y2="11.472cm">
                <text:p/>
              </draw:line>
            </draw:g>
            <draw:g>
              <draw:line draw:style-name="gr210" draw:text-style-name="P11" draw:layer="layout" svg:x1="19.177cm" svg:y1="11.701cm" svg:x2="19.12cm" svg:y2="11.472cm">
                <text:p/>
              </draw:line>
              <draw:line draw:style-name="gr211" draw:text-style-name="P11" draw:layer="layout" svg:x1="19.176cm" svg:y1="11.702cm" svg:x2="19.233cm" svg:y2="11.538cm">
                <text:p/>
              </draw:line>
              <draw:line draw:style-name="gr212" draw:text-style-name="P11" draw:layer="layout" svg:x1="19.29cm" svg:y1="11.702cm" svg:x2="19.233cm" svg:y2="11.538cm">
                <text:p/>
              </draw:line>
              <draw:line draw:style-name="gr213" draw:text-style-name="P11" draw:layer="layout" svg:x1="19.29cm" svg:y1="11.701cm" svg:x2="19.347cm" svg:y2="11.472cm">
                <text:p/>
              </draw:line>
            </draw:g>
            <draw:g>
              <draw:line draw:style-name="gr214" draw:text-style-name="P11" draw:layer="layout" svg:x1="18.497cm" svg:y1="11.701cm" svg:x2="18.44cm" svg:y2="11.472cm">
                <text:p/>
              </draw:line>
              <draw:line draw:style-name="gr215" draw:text-style-name="P11" draw:layer="layout" svg:x1="18.496cm" svg:y1="11.702cm" svg:x2="18.553cm" svg:y2="11.538cm">
                <text:p/>
              </draw:line>
              <draw:line draw:style-name="gr216" draw:text-style-name="P11" draw:layer="layout" svg:x1="18.61cm" svg:y1="11.702cm" svg:x2="18.553cm" svg:y2="11.538cm">
                <text:p/>
              </draw:line>
              <draw:line draw:style-name="gr217" draw:text-style-name="P11" draw:layer="layout" svg:x1="18.61cm" svg:y1="11.701cm" svg:x2="18.667cm" svg:y2="11.472cm">
                <text:p/>
              </draw:line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18" draw:text-style-name="P1" draw:layer="layout" svg:width="3.169cm" svg:height="2.052cm" svg:x="4.942cm" svg:y="10.123cm" svg:viewBox="0 0 3170 2053" svg:d="M3 2053c263 0 3167-1276 3167-1665 0-388-408-388-672-388 0 166-2591 832-2495 2053z">
              <text:p/>
            </draw:path>
            <draw:g>
              <draw:polygon draw:style-name="gr219" draw:text-style-name="P12" draw:layer="layout" svg:width="3.358cm" svg:height="3.05cm" svg:x="1.393cm" svg:y="9.013cm" svg:viewBox="0 0 3359 3051" draw:points="0,1110 0,0 3359,1942 3359,3051">
                <text:p/>
              </draw:polygon>
              <draw:polygon draw:style-name="gr220" draw:text-style-name="P13" draw:layer="layout" svg:width="2.878cm" svg:height="2.773cm" svg:x="4.752cm" svg:y="9.291cm" svg:viewBox="0 0 2879 2774" draw:points="0,2774 0,1664 2879,0 2879,1110">
                <text:p/>
              </draw:polygon>
              <draw:polygon draw:style-name="gr221" draw:text-style-name="P14" draw:layer="layout" svg:width="6.238cm" svg:height="3.605cm" svg:x="1.393cm" svg:y="7.349cm" svg:viewBox="0 0 6239 3606" draw:points="3359,3606 0,1664 2879,0 6239,1942">
                <text:p/>
              </draw:polygon>
              <draw:line draw:style-name="gr222" draw:text-style-name="P15" draw:layer="layout" svg:x1="2.545cm" svg:y1="9.901cm" svg:x2="2.545cm" svg:y2="10.567cm">
                <text:p/>
              </draw:line>
              <draw:line draw:style-name="gr223" draw:text-style-name="P15" draw:layer="layout" svg:x1="4.657cm" svg:y1="11.322cm" svg:x2="3.121cm" svg:y2="10.434cm">
                <text:p/>
              </draw:line>
              <draw:line draw:style-name="gr224" draw:text-style-name="P15" draw:layer="layout" svg:x1="3.112cm" svg:y1="10.234cm" svg:x2="3.112cm" svg:y2="10.456cm">
                <text:p/>
              </draw:line>
              <draw:line draw:style-name="gr225" draw:text-style-name="P15" draw:layer="layout" svg:x1="4.648cm" svg:y1="11.122cm" svg:x2="4.648cm" svg:y2="11.344cm">
                <text:p/>
              </draw:line>
              <draw:line draw:style-name="gr226" draw:text-style-name="P15" draw:layer="layout" svg:x1="4.648cm" svg:y1="11.122cm" svg:x2="3.112cm" svg:y2="10.234cm">
                <text:p/>
              </draw:line>
              <draw:polygon draw:style-name="gr227" draw:text-style-name="P16" draw:layer="layout" svg:width="0.191cm" svg:height="0.332cm" svg:x="2.737cm" svg:y="10.012cm" svg:viewBox="0 0 192 333" draw:points="0,222 0,0 192,111 192,333">
                <text:p/>
              </draw:polygon>
              <draw:line draw:style-name="gr228" draw:text-style-name="P15" draw:layer="layout" svg:x1="2.353cm" svg:y1="9.79cm" svg:x2="2.353cm" svg:y2="10.456cm">
                <text:p/>
              </draw:line>
              <draw:line draw:style-name="gr229" draw:text-style-name="P15" draw:layer="layout" svg:x1="2.161cm" svg:y1="9.679cm" svg:x2="2.161cm" svg:y2="10.345cm">
                <text:p/>
              </draw:line>
              <draw:line draw:style-name="gr230" draw:text-style-name="P15" draw:layer="layout" svg:x1="1.969cm" svg:y1="9.568cm" svg:x2="1.969cm" svg:y2="10.234cm">
                <text:p/>
              </draw:line>
              <draw:line draw:style-name="gr231" draw:text-style-name="P15" draw:layer="layout" svg:x1="1.777cm" svg:y1="9.457cm" svg:x2="1.777cm" svg:y2="10.123cm">
                <text:p/>
              </draw:line>
              <draw:line draw:style-name="gr232" draw:text-style-name="P15" draw:layer="layout" svg:x1="1.585cm" svg:y1="9.346cm" svg:x2="1.585cm" svg:y2="10.012cm">
                <text:p/>
              </draw:line>
              <draw:polygon draw:style-name="gr233" draw:text-style-name="P12" draw:layer="layout" svg:width="0.191cm" svg:height="1.22cm" svg:x="1.201cm" svg:y="8.902cm" svg:viewBox="0 0 192 1221" draw:points="0,1110 0,0 192,111 192,1221">
                <text:p/>
              </draw:polygon>
              <draw:polygon draw:style-name="gr234" draw:text-style-name="P12" draw:layer="layout" svg:width="0.191cm" svg:height="1.22cm" svg:x="4.752cm" svg:y="10.955cm" svg:viewBox="0 0 192 1221" draw:points="0,1110 0,0 192,111 192,1221">
                <text:p/>
              </draw:polygon>
              <draw:polygon draw:style-name="gr235" draw:text-style-name="P8" draw:layer="layout" svg:width="6.43cm" svg:height="4.826cm" svg:x="1.201cm" svg:y="7.349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236" draw:text-style-name="P9" draw:layer="layout" svg:width="1.021cm" svg:height="1.015cm" svg:x="5.757cm" svg:y="10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37" draw:text-style-name="P10" draw:layer="layout" svg:width="0.622cm" svg:height="0.949cm" svg:x="5.984cm" svg:y="10.951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238" draw:text-style-name="P10" draw:layer="layout" svg:width="0.257cm" svg:height="0.432cm" svg:x="6.494cm" svg:y="11.01cm" svg:viewBox="0 0 258 433" svg:d="M227 433v-33l-57-98v-99l-57-131-113-65c113-65 340 360 227 426z">
              <text:p/>
            </draw:path>
            <draw:g>
              <draw:line draw:style-name="gr239" draw:text-style-name="P11" draw:layer="layout" svg:x1="6.211cm" svg:y1="11.573cm" svg:x2="6.154cm" svg:y2="11.344cm">
                <text:p/>
              </draw:line>
              <draw:line draw:style-name="gr240" draw:text-style-name="P11" draw:layer="layout" svg:x1="6.21cm" svg:y1="11.574cm" svg:x2="6.267cm" svg:y2="11.41cm">
                <text:p/>
              </draw:line>
              <draw:line draw:style-name="gr241" draw:text-style-name="P11" draw:layer="layout" svg:x1="6.324cm" svg:y1="11.574cm" svg:x2="6.267cm" svg:y2="11.41cm">
                <text:p/>
              </draw:line>
              <draw:line draw:style-name="gr242" draw:text-style-name="P11" draw:layer="layout" svg:x1="6.324cm" svg:y1="11.573cm" svg:x2="6.381cm" svg:y2="11.344cm">
                <text:p/>
              </draw:line>
            </draw:g>
            <draw:g>
              <draw:line draw:style-name="gr243" draw:text-style-name="P11" draw:layer="layout" svg:x1="6.551cm" svg:y1="11.573cm" svg:x2="6.494cm" svg:y2="11.344cm">
                <text:p/>
              </draw:line>
              <draw:line draw:style-name="gr244" draw:text-style-name="P11" draw:layer="layout" svg:x1="6.55cm" svg:y1="11.574cm" svg:x2="6.607cm" svg:y2="11.41cm">
                <text:p/>
              </draw:line>
              <draw:line draw:style-name="gr245" draw:text-style-name="P11" draw:layer="layout" svg:x1="6.664cm" svg:y1="11.574cm" svg:x2="6.607cm" svg:y2="11.41cm">
                <text:p/>
              </draw:line>
              <draw:line draw:style-name="gr246" draw:text-style-name="P11" draw:layer="layout" svg:x1="6.664cm" svg:y1="11.573cm" svg:x2="6.721cm" svg:y2="11.344cm">
                <text:p/>
              </draw:line>
            </draw:g>
            <draw:g>
              <draw:line draw:style-name="gr247" draw:text-style-name="P11" draw:layer="layout" svg:x1="5.871cm" svg:y1="11.573cm" svg:x2="5.814cm" svg:y2="11.344cm">
                <text:p/>
              </draw:line>
              <draw:line draw:style-name="gr248" draw:text-style-name="P11" draw:layer="layout" svg:x1="5.87cm" svg:y1="11.574cm" svg:x2="5.927cm" svg:y2="11.41cm">
                <text:p/>
              </draw:line>
              <draw:line draw:style-name="gr249" draw:text-style-name="P11" draw:layer="layout" svg:x1="5.984cm" svg:y1="11.574cm" svg:x2="5.927cm" svg:y2="11.41cm">
                <text:p/>
              </draw:line>
              <draw:line draw:style-name="gr250" draw:text-style-name="P11" draw:layer="layout" svg:x1="5.984cm" svg:y1="11.573cm" svg:x2="6.041cm" svg:y2="11.344cm">
                <text:p/>
              </draw:line>
            </draw:g>
          </draw:g>
        </draw:g>
        <draw:line draw:style-name="gr251" draw:text-style-name="P19" draw:layer="layout" svg:x1="7.985cm" svg:y1="9.636cm" svg:x2="13.319cm" svg:y2="9.636cm">
          <text:p/>
        </draw:line>
      </draw:page>
      <draw:page draw:name="page5" draw:style-name="dp1" draw:master-page-name="Default"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52" draw:text-style-name="P1" draw:layer="layout" svg:width="1.887cm" svg:height="1.222cm" svg:x="9.579cm" svg:y="6.508cm" svg:viewBox="0 0 1888 1223" svg:d="M2 1223c156 0 1886-760 1886-992 0-231-243-231-400-231 0 99-1544 496-1486 1223z">
              <text:p/>
            </draw:path>
            <draw:g>
              <draw:polygon draw:style-name="gr253" draw:text-style-name="P12" draw:layer="layout" svg:width="2cm" svg:height="1.817cm" svg:x="7.464cm" svg:y="5.846cm" svg:viewBox="0 0 2001 1818" draw:points="0,661 0,0 2001,1157 2001,1818">
                <text:p/>
              </draw:polygon>
              <draw:polygon draw:style-name="gr254" draw:text-style-name="P13" draw:layer="layout" svg:width="1.714cm" svg:height="1.652cm" svg:x="9.465cm" svg:y="6.012cm" svg:viewBox="0 0 1715 1653" draw:points="0,1653 0,991 1715,0 1715,661">
                <text:p/>
              </draw:polygon>
              <draw:polygon draw:style-name="gr255" draw:text-style-name="P14" draw:layer="layout" svg:width="3.716cm" svg:height="2.147cm" svg:x="7.464cm" svg:y="4.855cm" svg:viewBox="0 0 3717 2148" draw:points="2001,2148 0,991 1715,0 3717,1157">
                <text:p/>
              </draw:polygon>
              <draw:line draw:style-name="gr256" draw:text-style-name="P15" draw:layer="layout" svg:x1="8.151cm" svg:y1="6.375cm" svg:x2="8.151cm" svg:y2="6.772cm">
                <text:p/>
              </draw:line>
              <draw:line draw:style-name="gr257" draw:text-style-name="P15" draw:layer="layout" svg:x1="9.409cm" svg:y1="7.222cm" svg:x2="8.494cm" svg:y2="6.693cm">
                <text:p/>
              </draw:line>
              <draw:line draw:style-name="gr258" draw:text-style-name="P15" draw:layer="layout" svg:x1="8.488cm" svg:y1="6.574cm" svg:x2="8.488cm" svg:y2="6.706cm">
                <text:p/>
              </draw:line>
              <draw:line draw:style-name="gr259" draw:text-style-name="P15" draw:layer="layout" svg:x1="9.403cm" svg:y1="7.103cm" svg:x2="9.403cm" svg:y2="7.235cm">
                <text:p/>
              </draw:line>
              <draw:line draw:style-name="gr260" draw:text-style-name="P15" draw:layer="layout" svg:x1="9.403cm" svg:y1="7.103cm" svg:x2="8.488cm" svg:y2="6.574cm">
                <text:p/>
              </draw:line>
              <draw:polygon draw:style-name="gr261" draw:text-style-name="P16" draw:layer="layout" svg:width="0.113cm" svg:height="0.197cm" svg:x="8.265cm" svg:y="6.441cm" svg:viewBox="0 0 114 198" draw:points="0,132 0,0 114,66 114,198">
                <text:p/>
              </draw:polygon>
              <draw:line draw:style-name="gr262" draw:text-style-name="P15" draw:layer="layout" svg:x1="8.036cm" svg:y1="6.309cm" svg:x2="8.036cm" svg:y2="6.706cm">
                <text:p/>
              </draw:line>
              <draw:line draw:style-name="gr263" draw:text-style-name="P15" draw:layer="layout" svg:x1="7.922cm" svg:y1="6.243cm" svg:x2="7.922cm" svg:y2="6.64cm">
                <text:p/>
              </draw:line>
              <draw:line draw:style-name="gr264" draw:text-style-name="P15" draw:layer="layout" svg:x1="7.808cm" svg:y1="6.177cm" svg:x2="7.808cm" svg:y2="6.574cm">
                <text:p/>
              </draw:line>
              <draw:line draw:style-name="gr265" draw:text-style-name="P15" draw:layer="layout" svg:x1="7.693cm" svg:y1="6.111cm" svg:x2="7.693cm" svg:y2="6.508cm">
                <text:p/>
              </draw:line>
              <draw:line draw:style-name="gr266" draw:text-style-name="P15" draw:layer="layout" svg:x1="7.579cm" svg:y1="6.045cm" svg:x2="7.579cm" svg:y2="6.442cm">
                <text:p/>
              </draw:line>
              <draw:polygon draw:style-name="gr267" draw:text-style-name="P12" draw:layer="layout" svg:width="0.113cm" svg:height="0.726cm" svg:x="7.35cm" svg:y="5.78cm" svg:viewBox="0 0 114 727" draw:points="0,661 0,0 114,66 114,727">
                <text:p/>
              </draw:polygon>
              <draw:polygon draw:style-name="gr268" draw:text-style-name="P12" draw:layer="layout" svg:width="0.113cm" svg:height="0.726cm" svg:x="9.465cm" svg:y="7.003cm" svg:viewBox="0 0 114 727" draw:points="0,661 0,0 114,66 114,727">
                <text:p/>
              </draw:polygon>
              <draw:polygon draw:style-name="gr269" draw:text-style-name="P8" draw:layer="layout" svg:width="3.83cm" svg:height="2.875cm" svg:x="7.35cm" svg:y="4.855cm" svg:viewBox="0 0 3831 2876" draw:points="0,1586 0,925 114,991 1829,0 3831,1157 3831,1818 2230,2743 2230,2876">
                <text:p/>
              </draw:polygon>
            </draw:g>
          </draw:g>
          <draw:g>
            <draw:custom-shape draw:style-name="gr270" draw:text-style-name="P9" draw:layer="layout" svg:width="0.608cm" svg:height="0.604cm" svg:x="10.064cm" svg:y="6.9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71" draw:text-style-name="P10" draw:layer="layout" svg:width="0.37cm" svg:height="0.565cm" svg:x="10.199cm" svg:y="7.001cm" svg:viewBox="0 0 371 566" draw:points="0,39 67,39 101,20 169,0 270,39 203,39 236,98 135,195 101,214 67,234 135,273 169,312 270,312 371,371 304,488 203,566 203,449 135,371 169,332 101,273 34,254 0,176">
              <text:p/>
            </draw:polygon>
            <draw:path draw:style-name="gr272" draw:text-style-name="P10" draw:layer="layout" svg:width="0.153cm" svg:height="0.257cm" svg:x="10.503cm" svg:y="7.036cm" svg:viewBox="0 0 154 258" svg:d="M135 258v-20l-34-58v-59l-34-78-67-39c67-39 203 214 135 254z">
              <text:p/>
            </draw:path>
            <draw:g>
              <draw:line draw:style-name="gr273" draw:text-style-name="P11" draw:layer="layout" svg:x1="10.335cm" svg:y1="7.371cm" svg:x2="10.301cm" svg:y2="7.235cm">
                <text:p/>
              </draw:line>
              <draw:line draw:style-name="gr274" draw:text-style-name="P11" draw:layer="layout" svg:x1="10.334cm" svg:y1="7.372cm" svg:x2="10.368cm" svg:y2="7.274cm">
                <text:p/>
              </draw:line>
              <draw:line draw:style-name="gr275" draw:text-style-name="P11" draw:layer="layout" svg:x1="10.402cm" svg:y1="7.372cm" svg:x2="10.368cm" svg:y2="7.274cm">
                <text:p/>
              </draw:line>
              <draw:line draw:style-name="gr276" draw:text-style-name="P11" draw:layer="layout" svg:x1="10.402cm" svg:y1="7.371cm" svg:x2="10.436cm" svg:y2="7.235cm">
                <text:p/>
              </draw:line>
            </draw:g>
            <draw:g>
              <draw:line draw:style-name="gr277" draw:text-style-name="P11" draw:layer="layout" svg:x1="10.537cm" svg:y1="7.371cm" svg:x2="10.503cm" svg:y2="7.235cm">
                <text:p/>
              </draw:line>
              <draw:line draw:style-name="gr278" draw:text-style-name="P11" draw:layer="layout" svg:x1="10.536cm" svg:y1="7.372cm" svg:x2="10.57cm" svg:y2="7.274cm">
                <text:p/>
              </draw:line>
              <draw:line draw:style-name="gr279" draw:text-style-name="P11" draw:layer="layout" svg:x1="10.604cm" svg:y1="7.372cm" svg:x2="10.57cm" svg:y2="7.274cm">
                <text:p/>
              </draw:line>
              <draw:line draw:style-name="gr280" draw:text-style-name="P11" draw:layer="layout" svg:x1="10.604cm" svg:y1="7.371cm" svg:x2="10.638cm" svg:y2="7.235cm">
                <text:p/>
              </draw:line>
            </draw:g>
            <draw:g>
              <draw:line draw:style-name="gr281" draw:text-style-name="P11" draw:layer="layout" svg:x1="10.132cm" svg:y1="7.371cm" svg:x2="10.098cm" svg:y2="7.235cm">
                <text:p/>
              </draw:line>
              <draw:line draw:style-name="gr282" draw:text-style-name="P11" draw:layer="layout" svg:x1="10.131cm" svg:y1="7.372cm" svg:x2="10.165cm" svg:y2="7.274cm">
                <text:p/>
              </draw:line>
              <draw:line draw:style-name="gr283" draw:text-style-name="P11" draw:layer="layout" svg:x1="10.199cm" svg:y1="7.372cm" svg:x2="10.165cm" svg:y2="7.274cm">
                <text:p/>
              </draw:line>
              <draw:line draw:style-name="gr284" draw:text-style-name="P11" draw:layer="layout" svg:x1="10.199cm" svg:y1="7.371cm" svg:x2="10.233cm" svg:y2="7.235cm">
                <text:p/>
              </draw:line>
            </draw:g>
          </draw:g>
        </draw:g>
        <draw:g xml:id="id1" draw:id="id1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85" draw:text-style-name="P1" draw:layer="layout" svg:width="0.945cm" svg:height="0.588cm" svg:x="3.424cm" svg:y="6.38cm" svg:viewBox="0 0 946 589" svg:d="M1 589c100 0 945-211 945-400s-228-189-328-189c0 63-653 126-617 589z">
            <text:p/>
          </draw:path>
          <draw:g>
            <draw:polygon draw:style-name="gr286" draw:text-style-name="P2" draw:layer="layout" svg:width="1.708cm" svg:height="0.987cm" svg:x="2.407cm" svg:y="5.876cm" svg:viewBox="0 0 1709 988" draw:points="1018,988 0,400 691,0 1709,589">
              <text:p/>
            </draw:polygon>
            <draw:polygon draw:style-name="gr287" draw:text-style-name="P3" draw:layer="layout" svg:width="1.126cm" svg:height="0.651cm" svg:x="2.807cm" svg:y="5.981cm" svg:viewBox="0 0 1127 652" draw:points="0,168 291,0 1127,483 837,652">
              <text:p/>
            </draw:polygon>
            <draw:polygon draw:style-name="gr288" draw:text-style-name="P4" draw:layer="layout" svg:width="1.017cm" svg:height="1.513cm" svg:x="3.097cm" svg:y="4.951cm" svg:viewBox="0 0 1018 1514" draw:points="0,925 0,0 1018,589 1018,1514">
              <text:p/>
            </draw:polygon>
            <draw:polygon draw:style-name="gr289" draw:text-style-name="P5" draw:layer="layout" svg:width="0.944cm" svg:height="1.323cm" svg:x="3.134cm" svg:y="5.014cm" svg:viewBox="0 0 945 1324" draw:points="0,778 0,0 945,547 945,1324">
              <text:p/>
            </draw:polygon>
            <draw:polygon draw:style-name="gr290" draw:text-style-name="P2" draw:layer="layout" svg:width="1.054cm" svg:height="0.609cm" svg:x="3.097cm" svg:y="4.93cm" svg:viewBox="0 0 1055 610" draw:points="1018,610 0,21 37,0 1055,589">
              <text:p/>
            </draw:polygon>
            <draw:polygon draw:style-name="gr291" draw:text-style-name="P6" draw:layer="layout" svg:width="0.036cm" svg:height="0.945cm" svg:x="4.116cm" svg:y="5.519cm" svg:viewBox="0 0 37 946" draw:points="0,946 0,21 37,0 37,925">
              <text:p/>
            </draw:polygon>
            <draw:polygon draw:style-name="gr292" draw:text-style-name="P6" draw:layer="layout" svg:width="0.69cm" svg:height="0.504cm" svg:x="3.425cm" svg:y="6.464cm" svg:viewBox="0 0 691 505" draw:points="0,505 0,400 691,0 691,105">
              <text:p/>
            </draw:polygon>
            <draw:line draw:style-name="gr293" draw:text-style-name="P7" draw:layer="layout" svg:x1="2.879cm" svg:y1="6.107cm" svg:x2="3.716cm" svg:y2="6.59cm">
              <text:p/>
            </draw:line>
            <draw:line draw:style-name="gr294" draw:text-style-name="P7" draw:layer="layout" svg:x1="2.952cm" svg:y1="6.065cm" svg:x2="3.789cm" svg:y2="6.548cm">
              <text:p/>
            </draw:line>
            <draw:line draw:style-name="gr295" draw:text-style-name="P7" draw:layer="layout" svg:x1="3.025cm" svg:y1="6.023cm" svg:x2="3.862cm" svg:y2="6.506cm">
              <text:p/>
            </draw:line>
            <draw:line draw:style-name="gr296" draw:text-style-name="P7" draw:layer="layout" svg:x1="3.752cm" svg:y1="6.444cm" svg:x2="3.825cm" svg:y2="6.402cm">
              <text:p/>
            </draw:line>
            <draw:line draw:style-name="gr297" draw:text-style-name="P7" draw:layer="layout" svg:x1="3.679cm" svg:y1="6.401cm" svg:x2="3.752cm" svg:y2="6.359cm">
              <text:p/>
            </draw:line>
            <draw:line draw:style-name="gr298" draw:text-style-name="P7" draw:layer="layout" svg:x1="3.607cm" svg:y1="6.359cm" svg:x2="3.68cm" svg:y2="6.317cm">
              <text:p/>
            </draw:line>
            <draw:line draw:style-name="gr299" draw:text-style-name="P7" draw:layer="layout" svg:x1="3.643cm" svg:y1="6.464cm" svg:x2="3.716cm" svg:y2="6.422cm">
              <text:p/>
            </draw:line>
            <draw:line draw:style-name="gr300" draw:text-style-name="P7" draw:layer="layout" svg:x1="3.571cm" svg:y1="6.422cm" svg:x2="3.644cm" svg:y2="6.38cm">
              <text:p/>
            </draw:line>
            <draw:line draw:style-name="gr301" draw:text-style-name="P7" draw:layer="layout" svg:x1="3.498cm" svg:y1="6.38cm" svg:x2="3.571cm" svg:y2="6.338cm">
              <text:p/>
            </draw:line>
            <draw:line draw:style-name="gr302" draw:text-style-name="P7" draw:layer="layout" svg:x1="3.534cm" svg:y1="6.317cm" svg:x2="3.607cm" svg:y2="6.275cm">
              <text:p/>
            </draw:line>
            <draw:line draw:style-name="gr303" draw:text-style-name="P7" draw:layer="layout" svg:x1="3.425cm" svg:y1="6.338cm" svg:x2="3.498cm" svg:y2="6.296cm">
              <text:p/>
            </draw:line>
            <draw:line draw:style-name="gr304" draw:text-style-name="P7" draw:layer="layout" svg:x1="3.461cm" svg:y1="6.275cm" svg:x2="3.534cm" svg:y2="6.233cm">
              <text:p/>
            </draw:line>
            <draw:line draw:style-name="gr305" draw:text-style-name="P7" draw:layer="layout" svg:x1="3.389cm" svg:y1="6.233cm" svg:x2="3.462cm" svg:y2="6.191cm">
              <text:p/>
            </draw:line>
            <draw:line draw:style-name="gr306" draw:text-style-name="P7" draw:layer="layout" svg:x1="3.316cm" svg:y1="6.191cm" svg:x2="3.389cm" svg:y2="6.149cm">
              <text:p/>
            </draw:line>
            <draw:line draw:style-name="gr307" draw:text-style-name="P7" draw:layer="layout" svg:x1="3.352cm" svg:y1="6.296cm" svg:x2="3.425cm" svg:y2="6.254cm">
              <text:p/>
            </draw:line>
            <draw:line draw:style-name="gr308" draw:text-style-name="P7" draw:layer="layout" svg:x1="3.279cm" svg:y1="6.254cm" svg:x2="3.352cm" svg:y2="6.212cm">
              <text:p/>
            </draw:line>
            <draw:line draw:style-name="gr309" draw:text-style-name="P7" draw:layer="layout" svg:x1="3.207cm" svg:y1="6.212cm" svg:x2="3.28cm" svg:y2="6.17cm">
              <text:p/>
            </draw:line>
            <draw:line draw:style-name="gr310" draw:text-style-name="P7" draw:layer="layout" svg:x1="3.243cm" svg:y1="6.149cm" svg:x2="3.316cm" svg:y2="6.107cm">
              <text:p/>
            </draw:line>
            <draw:line draw:style-name="gr311" draw:text-style-name="P7" draw:layer="layout" svg:x1="3.134cm" svg:y1="6.17cm" svg:x2="3.207cm" svg:y2="6.128cm">
              <text:p/>
            </draw:line>
            <draw:line draw:style-name="gr312" draw:text-style-name="P7" draw:layer="layout" svg:x1="3.171cm" svg:y1="6.107cm" svg:x2="3.244cm" svg:y2="6.065cm">
              <text:p/>
            </draw:line>
            <draw:line draw:style-name="gr313" draw:text-style-name="P7" draw:layer="layout" svg:x1="3.097cm" svg:y1="6.065cm" svg:x2="3.17cm" svg:y2="6.023cm">
              <text:p/>
            </draw:line>
            <draw:line draw:style-name="gr314" draw:text-style-name="P7" draw:layer="layout" svg:x1="3.061cm" svg:y1="6.128cm" svg:x2="3.134cm" svg:y2="6.086cm">
              <text:p/>
            </draw:line>
            <draw:line draw:style-name="gr315" draw:text-style-name="P7" draw:layer="layout" svg:x1="3.534cm" svg:y1="6.486cm" svg:x2="3.607cm" svg:y2="6.444cm">
              <text:p/>
            </draw:line>
            <draw:line draw:style-name="gr316" draw:text-style-name="P7" draw:layer="layout" svg:x1="3.461cm" svg:y1="6.444cm" svg:x2="3.534cm" svg:y2="6.402cm">
              <text:p/>
            </draw:line>
            <draw:line draw:style-name="gr317" draw:text-style-name="P7" draw:layer="layout" svg:x1="3.389cm" svg:y1="6.401cm" svg:x2="3.462cm" svg:y2="6.359cm">
              <text:p/>
            </draw:line>
            <draw:line draw:style-name="gr318" draw:text-style-name="P7" draw:layer="layout" svg:x1="3.352cm" svg:y1="6.464cm" svg:x2="3.425cm" svg:y2="6.422cm">
              <text:p/>
            </draw:line>
            <draw:line draw:style-name="gr319" draw:text-style-name="P7" draw:layer="layout" svg:x1="3.279cm" svg:y1="6.422cm" svg:x2="3.352cm" svg:y2="6.38cm">
              <text:p/>
            </draw:line>
            <draw:line draw:style-name="gr320" draw:text-style-name="P7" draw:layer="layout" svg:x1="3.316cm" svg:y1="6.359cm" svg:x2="3.389cm" svg:y2="6.317cm">
              <text:p/>
            </draw:line>
            <draw:line draw:style-name="gr321" draw:text-style-name="P7" draw:layer="layout" svg:x1="3.243cm" svg:y1="6.317cm" svg:x2="3.316cm" svg:y2="6.275cm">
              <text:p/>
            </draw:line>
            <draw:line draw:style-name="gr322" draw:text-style-name="P7" draw:layer="layout" svg:x1="3.171cm" svg:y1="6.275cm" svg:x2="3.244cm" svg:y2="6.233cm">
              <text:p/>
            </draw:line>
            <draw:line draw:style-name="gr323" draw:text-style-name="P7" draw:layer="layout" svg:x1="3.097cm" svg:y1="6.233cm" svg:x2="3.17cm" svg:y2="6.191cm">
              <text:p/>
            </draw:line>
            <draw:line draw:style-name="gr324" draw:text-style-name="P7" draw:layer="layout" svg:x1="2.989cm" svg:y1="6.254cm" svg:x2="3.062cm" svg:y2="6.212cm">
              <text:p/>
            </draw:line>
            <draw:line draw:style-name="gr325" draw:text-style-name="P7" draw:layer="layout" svg:x1="3.025cm" svg:y1="6.191cm" svg:x2="3.098cm" svg:y2="6.149cm">
              <text:p/>
            </draw:line>
            <draw:line draw:style-name="gr326" draw:text-style-name="P7" draw:layer="layout" svg:x1="2.916cm" svg:y1="6.212cm" svg:x2="2.989cm" svg:y2="6.17cm">
              <text:p/>
            </draw:line>
            <draw:line draw:style-name="gr327" draw:text-style-name="P7" draw:layer="layout" svg:x1="3.498cm" svg:y1="6.549cm" svg:x2="3.571cm" svg:y2="6.507cm">
              <text:p/>
            </draw:line>
            <draw:line draw:style-name="gr328" draw:text-style-name="P7" draw:layer="layout" svg:x1="3.425cm" svg:y1="6.506cm" svg:x2="3.498cm" svg:y2="6.464cm">
              <text:p/>
            </draw:line>
            <draw:polygon draw:style-name="gr329" draw:text-style-name="P4" draw:layer="layout" svg:width="1.017cm" svg:height="0.693cm" svg:x="2.407cm" svg:y="6.275cm" svg:viewBox="0 0 1018 694" draw:points="0,105 0,0 1018,589 1018,694">
              <text:p/>
            </draw:polygon>
            <draw:polygon draw:style-name="gr330" draw:text-style-name="P8" draw:layer="layout" svg:width="1.744cm" svg:height="2.038cm" svg:x="2.407cm" svg:y="4.93cm" svg:viewBox="0 0 1745 2039" draw:points="727,0 1745,589 1745,1514 1709,1534 1709,1639 1018,2039 0,1450 0,1345 691,946 691,21">
              <text:p/>
            </draw:polygon>
            <draw:polygon draw:style-name="gr331" draw:text-style-name="P7" draw:layer="layout" svg:width="0.436cm" svg:height="0.251cm" svg:x="2.843cm" svg:y="6.338cm" svg:viewBox="0 0 437 252" draw:points="0,105 182,0 437,147 255,252">
              <text:p/>
            </draw:polygon>
            <draw:line draw:style-name="gr332" draw:text-style-name="P7" draw:layer="layout" svg:x1="3.716cm" svg:y1="6.506cm" svg:x2="3.789cm" svg:y2="6.464cm">
              <text:p/>
            </draw:line>
            <draw:line draw:style-name="gr333" draw:text-style-name="P7" draw:layer="layout" svg:x1="3.607cm" svg:y1="6.528cm" svg:x2="3.68cm" svg:y2="6.486cm">
              <text:p/>
            </draw:line>
          </draw:g>
        </draw:g>
        <draw:g>
          <draw:custom-shape draw:style-name="gr334" draw:text-style-name="P9" draw:layer="layout" svg:width="0.806cm" svg:height="0.802cm" svg:x="2.143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35" draw:text-style-name="P10" draw:layer="layout" svg:width="0.492cm" svg:height="0.75cm" svg:x="2.322cm" svg:y="5.09cm" svg:viewBox="0 0 493 751" draw:points="0,52 90,52 134,26 224,0 358,52 269,52 313,129 179,259 134,285 90,311 179,362 224,414 358,414 493,492 403,647 269,751 269,595 179,492 224,440 134,362 45,336 0,233">
            <text:p/>
          </draw:polygon>
          <draw:path draw:style-name="gr336" draw:text-style-name="P10" draw:layer="layout" svg:width="0.203cm" svg:height="0.341cm" svg:x="2.725cm" svg:y="5.136cm" svg:viewBox="0 0 204 342" svg:d="M179 342v-26l-45-78v-77l-44-104-90-52c90-51 269 285 179 337z">
            <text:p/>
          </draw:path>
          <draw:g>
            <draw:line draw:style-name="gr337" draw:text-style-name="P11" draw:layer="layout" svg:x1="2.501cm" svg:y1="5.582cm" svg:x2="2.456cm" svg:y2="5.401cm">
              <text:p/>
            </draw:line>
            <draw:line draw:style-name="gr338" draw:text-style-name="P11" draw:layer="layout" svg:x1="2.501cm" svg:y1="5.581cm" svg:x2="2.546cm" svg:y2="5.452cm">
              <text:p/>
            </draw:line>
            <draw:line draw:style-name="gr339" draw:text-style-name="P11" draw:layer="layout" svg:x1="2.591cm" svg:y1="5.581cm" svg:x2="2.546cm" svg:y2="5.452cm">
              <text:p/>
            </draw:line>
            <draw:line draw:style-name="gr340" draw:text-style-name="P11" draw:layer="layout" svg:x1="2.591cm" svg:y1="5.582cm" svg:x2="2.636cm" svg:y2="5.401cm">
              <text:p/>
            </draw:line>
          </draw:g>
          <draw:g>
            <draw:line draw:style-name="gr341" draw:text-style-name="P11" draw:layer="layout" svg:x1="2.77cm" svg:y1="5.582cm" svg:x2="2.725cm" svg:y2="5.401cm">
              <text:p/>
            </draw:line>
            <draw:line draw:style-name="gr342" draw:text-style-name="P11" draw:layer="layout" svg:x1="2.77cm" svg:y1="5.581cm" svg:x2="2.815cm" svg:y2="5.452cm">
              <text:p/>
            </draw:line>
            <draw:line draw:style-name="gr343" draw:text-style-name="P11" draw:layer="layout" svg:x1="2.86cm" svg:y1="5.581cm" svg:x2="2.815cm" svg:y2="5.452cm">
              <text:p/>
            </draw:line>
            <draw:line draw:style-name="gr344" draw:text-style-name="P11" draw:layer="layout" svg:x1="2.859cm" svg:y1="5.582cm" svg:x2="2.904cm" svg:y2="5.401cm">
              <text:p/>
            </draw:line>
          </draw:g>
          <draw:g>
            <draw:line draw:style-name="gr345" draw:text-style-name="P11" draw:layer="layout" svg:x1="2.233cm" svg:y1="5.582cm" svg:x2="2.188cm" svg:y2="5.401cm">
              <text:p/>
            </draw:line>
            <draw:line draw:style-name="gr346" draw:text-style-name="P11" draw:layer="layout" svg:x1="2.233cm" svg:y1="5.581cm" svg:x2="2.278cm" svg:y2="5.452cm">
              <text:p/>
            </draw:line>
            <draw:line draw:style-name="gr347" draw:text-style-name="P11" draw:layer="layout" svg:x1="2.322cm" svg:y1="5.581cm" svg:x2="2.277cm" svg:y2="5.452cm">
              <text:p/>
            </draw:line>
            <draw:line draw:style-name="gr348" draw:text-style-name="P11" draw:layer="layout" svg:x1="2.322cm" svg:y1="5.582cm" svg:x2="2.367cm" svg:y2="5.401cm">
              <text:p/>
            </draw:line>
          </draw:g>
        </draw:g>
        <draw:connector draw:style-name="gr98" draw:text-style-name="P17" draw:layer="layout" draw:type="line" svg:x1="4.151cm" svg:y1="5.98cm" svg:x2="7.35cm" svg:y2="6.293cm" draw:start-shape="id1" draw:start-glue-point="4" draw:end-shape="id2" svg:d="M4151 5980l3199 313" svg:viewBox="0 0 3200 314">
          <text:p/>
        </draw:connector>
        <draw:g xml:id="id3" draw:id="id3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49" draw:text-style-name="P1" draw:layer="layout" svg:width="1.887cm" svg:height="1.222cm" svg:x="14.479cm" svg:y="4.304cm" svg:viewBox="0 0 1888 1223" svg:d="M2 1223c156 0 1886-760 1886-992 0-231-243-231-400-231 0 99-1544 496-1486 1223z">
              <text:p/>
            </draw:path>
            <draw:g>
              <draw:polygon draw:style-name="gr350" draw:text-style-name="P12" draw:layer="layout" svg:width="2cm" svg:height="1.817cm" svg:x="12.364cm" svg:y="3.642cm" svg:viewBox="0 0 2001 1818" draw:points="0,661 0,0 2001,1157 2001,1818">
                <text:p/>
              </draw:polygon>
              <draw:polygon draw:style-name="gr351" draw:text-style-name="P13" draw:layer="layout" svg:width="1.714cm" svg:height="1.652cm" svg:x="14.365cm" svg:y="3.808cm" svg:viewBox="0 0 1715 1653" draw:points="0,1653 0,991 1715,0 1715,661">
                <text:p/>
              </draw:polygon>
              <draw:polygon draw:style-name="gr352" draw:text-style-name="P14" draw:layer="layout" svg:width="3.716cm" svg:height="2.147cm" svg:x="12.364cm" svg:y="2.651cm" svg:viewBox="0 0 3717 2148" draw:points="2001,2148 0,991 1715,0 3717,1157">
                <text:p/>
              </draw:polygon>
              <draw:line draw:style-name="gr353" draw:text-style-name="P15" draw:layer="layout" svg:x1="13.051cm" svg:y1="4.171cm" svg:x2="13.051cm" svg:y2="4.568cm">
                <text:p/>
              </draw:line>
              <draw:line draw:style-name="gr354" draw:text-style-name="P15" draw:layer="layout" svg:x1="14.309cm" svg:y1="5.018cm" svg:x2="13.394cm" svg:y2="4.489cm">
                <text:p/>
              </draw:line>
              <draw:line draw:style-name="gr355" draw:text-style-name="P15" draw:layer="layout" svg:x1="13.388cm" svg:y1="4.37cm" svg:x2="13.388cm" svg:y2="4.502cm">
                <text:p/>
              </draw:line>
              <draw:line draw:style-name="gr356" draw:text-style-name="P15" draw:layer="layout" svg:x1="14.303cm" svg:y1="4.899cm" svg:x2="14.303cm" svg:y2="5.031cm">
                <text:p/>
              </draw:line>
              <draw:line draw:style-name="gr357" draw:text-style-name="P15" draw:layer="layout" svg:x1="14.303cm" svg:y1="4.899cm" svg:x2="13.388cm" svg:y2="4.37cm">
                <text:p/>
              </draw:line>
              <draw:polygon draw:style-name="gr358" draw:text-style-name="P16" draw:layer="layout" svg:width="0.113cm" svg:height="0.197cm" svg:x="13.165cm" svg:y="4.237cm" svg:viewBox="0 0 114 198" draw:points="0,132 0,0 114,66 114,198">
                <text:p/>
              </draw:polygon>
              <draw:line draw:style-name="gr359" draw:text-style-name="P15" draw:layer="layout" svg:x1="12.936cm" svg:y1="4.105cm" svg:x2="12.936cm" svg:y2="4.502cm">
                <text:p/>
              </draw:line>
              <draw:line draw:style-name="gr360" draw:text-style-name="P15" draw:layer="layout" svg:x1="12.822cm" svg:y1="4.039cm" svg:x2="12.822cm" svg:y2="4.436cm">
                <text:p/>
              </draw:line>
              <draw:line draw:style-name="gr361" draw:text-style-name="P15" draw:layer="layout" svg:x1="12.708cm" svg:y1="3.973cm" svg:x2="12.708cm" svg:y2="4.37cm">
                <text:p/>
              </draw:line>
              <draw:line draw:style-name="gr362" draw:text-style-name="P15" draw:layer="layout" svg:x1="12.593cm" svg:y1="3.907cm" svg:x2="12.593cm" svg:y2="4.304cm">
                <text:p/>
              </draw:line>
              <draw:line draw:style-name="gr363" draw:text-style-name="P15" draw:layer="layout" svg:x1="12.479cm" svg:y1="3.841cm" svg:x2="12.479cm" svg:y2="4.238cm">
                <text:p/>
              </draw:line>
              <draw:polygon draw:style-name="gr364" draw:text-style-name="P12" draw:layer="layout" svg:width="0.113cm" svg:height="0.726cm" svg:x="12.25cm" svg:y="3.576cm" svg:viewBox="0 0 114 727" draw:points="0,661 0,0 114,66 114,727">
                <text:p/>
              </draw:polygon>
              <draw:polygon draw:style-name="gr365" draw:text-style-name="P12" draw:layer="layout" svg:width="0.113cm" svg:height="0.726cm" svg:x="14.365cm" svg:y="4.799cm" svg:viewBox="0 0 114 727" draw:points="0,661 0,0 114,66 114,727">
                <text:p/>
              </draw:polygon>
              <draw:polygon draw:style-name="gr366" draw:text-style-name="P8" draw:layer="layout" svg:width="3.83cm" svg:height="2.875cm" svg:x="12.25cm" svg:y="2.651cm" svg:viewBox="0 0 3831 2876" draw:points="0,1586 0,925 114,991 1829,0 3831,1157 3831,1818 2230,2743 2230,2876">
                <text:p/>
              </draw:polygon>
            </draw:g>
          </draw:g>
          <draw:g>
            <draw:custom-shape draw:style-name="gr367" draw:text-style-name="P9" draw:layer="layout" svg:width="0.608cm" svg:height="0.604cm" svg:x="14.964cm" svg:y="4.7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368" draw:text-style-name="P10" draw:layer="layout" svg:width="0.37cm" svg:height="0.565cm" svg:x="15.099cm" svg:y="4.797cm" svg:viewBox="0 0 371 566" draw:points="0,39 67,39 101,20 169,0 270,39 203,39 236,98 135,195 101,214 67,234 135,273 169,312 270,312 371,371 304,488 203,566 203,449 135,371 169,332 101,273 34,254 0,176">
              <text:p/>
            </draw:polygon>
            <draw:path draw:style-name="gr369" draw:text-style-name="P10" draw:layer="layout" svg:width="0.153cm" svg:height="0.257cm" svg:x="15.403cm" svg:y="4.832cm" svg:viewBox="0 0 154 258" svg:d="M135 258v-20l-34-58v-59l-34-78-67-39c67-39 203 214 135 254z">
              <text:p/>
            </draw:path>
            <draw:g>
              <draw:line draw:style-name="gr370" draw:text-style-name="P11" draw:layer="layout" svg:x1="15.235cm" svg:y1="5.167cm" svg:x2="15.201cm" svg:y2="5.031cm">
                <text:p/>
              </draw:line>
              <draw:line draw:style-name="gr371" draw:text-style-name="P11" draw:layer="layout" svg:x1="15.234cm" svg:y1="5.168cm" svg:x2="15.268cm" svg:y2="5.07cm">
                <text:p/>
              </draw:line>
              <draw:line draw:style-name="gr372" draw:text-style-name="P11" draw:layer="layout" svg:x1="15.302cm" svg:y1="5.168cm" svg:x2="15.268cm" svg:y2="5.07cm">
                <text:p/>
              </draw:line>
              <draw:line draw:style-name="gr373" draw:text-style-name="P11" draw:layer="layout" svg:x1="15.302cm" svg:y1="5.167cm" svg:x2="15.336cm" svg:y2="5.031cm">
                <text:p/>
              </draw:line>
            </draw:g>
            <draw:g>
              <draw:line draw:style-name="gr374" draw:text-style-name="P11" draw:layer="layout" svg:x1="15.437cm" svg:y1="5.167cm" svg:x2="15.403cm" svg:y2="5.031cm">
                <text:p/>
              </draw:line>
              <draw:line draw:style-name="gr375" draw:text-style-name="P11" draw:layer="layout" svg:x1="15.436cm" svg:y1="5.168cm" svg:x2="15.47cm" svg:y2="5.07cm">
                <text:p/>
              </draw:line>
              <draw:line draw:style-name="gr376" draw:text-style-name="P11" draw:layer="layout" svg:x1="15.504cm" svg:y1="5.168cm" svg:x2="15.47cm" svg:y2="5.07cm">
                <text:p/>
              </draw:line>
              <draw:line draw:style-name="gr377" draw:text-style-name="P11" draw:layer="layout" svg:x1="15.504cm" svg:y1="5.167cm" svg:x2="15.538cm" svg:y2="5.031cm">
                <text:p/>
              </draw:line>
            </draw:g>
            <draw:g>
              <draw:line draw:style-name="gr378" draw:text-style-name="P11" draw:layer="layout" svg:x1="15.032cm" svg:y1="5.167cm" svg:x2="14.998cm" svg:y2="5.031cm">
                <text:p/>
              </draw:line>
              <draw:line draw:style-name="gr379" draw:text-style-name="P11" draw:layer="layout" svg:x1="15.031cm" svg:y1="5.168cm" svg:x2="15.065cm" svg:y2="5.07cm">
                <text:p/>
              </draw:line>
              <draw:line draw:style-name="gr380" draw:text-style-name="P11" draw:layer="layout" svg:x1="15.099cm" svg:y1="5.168cm" svg:x2="15.065cm" svg:y2="5.07cm">
                <text:p/>
              </draw:line>
              <draw:line draw:style-name="gr381" draw:text-style-name="P11" draw:layer="layout" svg:x1="15.099cm" svg:y1="5.167cm" svg:x2="15.133cm" svg:y2="5.031cm">
                <text:p/>
              </draw:line>
            </draw:g>
          </draw:g>
        </draw:g>
        <draw:connector draw:style-name="gr382" draw:text-style-name="P17" draw:layer="layout" draw:type="line" svg:x1="11.467cm" svg:y1="6.293cm" svg:x2="12.25cm" svg:y2="4.089cm" draw:start-shape="id2" draw:start-glue-point="1" draw:end-shape="id3" svg:d="M11467 6293l783-2204" svg:viewBox="0 0 784 2205">
          <text:p/>
        </draw:connector>
        <draw:g xml:id="id4" draw:id="id4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83" draw:text-style-name="P1" draw:layer="layout" svg:width="1.887cm" svg:height="1.222cm" svg:x="16.638cm" svg:y="9.003cm" svg:viewBox="0 0 1888 1223" svg:d="M2 1223c156 0 1886-760 1886-992 0-231-243-231-400-231 0 99-1544 496-1486 1223z">
              <text:p/>
            </draw:path>
            <draw:g>
              <draw:polygon draw:style-name="gr384" draw:text-style-name="P12" draw:layer="layout" svg:width="2cm" svg:height="1.817cm" svg:x="14.523cm" svg:y="8.341cm" svg:viewBox="0 0 2001 1818" draw:points="0,661 0,0 2001,1157 2001,1818">
                <text:p/>
              </draw:polygon>
              <draw:polygon draw:style-name="gr385" draw:text-style-name="P13" draw:layer="layout" svg:width="1.714cm" svg:height="1.652cm" svg:x="16.524cm" svg:y="8.507cm" svg:viewBox="0 0 1715 1653" draw:points="0,1653 0,991 1715,0 1715,661">
                <text:p/>
              </draw:polygon>
              <draw:polygon draw:style-name="gr386" draw:text-style-name="P14" draw:layer="layout" svg:width="3.716cm" svg:height="2.147cm" svg:x="14.523cm" svg:y="7.35cm" svg:viewBox="0 0 3717 2148" draw:points="2001,2148 0,991 1715,0 3717,1157">
                <text:p/>
              </draw:polygon>
              <draw:line draw:style-name="gr387" draw:text-style-name="P15" draw:layer="layout" svg:x1="15.21cm" svg:y1="8.87cm" svg:x2="15.21cm" svg:y2="9.267cm">
                <text:p/>
              </draw:line>
              <draw:line draw:style-name="gr388" draw:text-style-name="P15" draw:layer="layout" svg:x1="16.468cm" svg:y1="9.717cm" svg:x2="15.553cm" svg:y2="9.188cm">
                <text:p/>
              </draw:line>
              <draw:line draw:style-name="gr389" draw:text-style-name="P15" draw:layer="layout" svg:x1="15.547cm" svg:y1="9.069cm" svg:x2="15.547cm" svg:y2="9.201cm">
                <text:p/>
              </draw:line>
              <draw:line draw:style-name="gr390" draw:text-style-name="P15" draw:layer="layout" svg:x1="16.462cm" svg:y1="9.598cm" svg:x2="16.462cm" svg:y2="9.73cm">
                <text:p/>
              </draw:line>
              <draw:line draw:style-name="gr391" draw:text-style-name="P15" draw:layer="layout" svg:x1="16.462cm" svg:y1="9.598cm" svg:x2="15.547cm" svg:y2="9.069cm">
                <text:p/>
              </draw:line>
              <draw:polygon draw:style-name="gr392" draw:text-style-name="P16" draw:layer="layout" svg:width="0.113cm" svg:height="0.197cm" svg:x="15.324cm" svg:y="8.936cm" svg:viewBox="0 0 114 198" draw:points="0,132 0,0 114,66 114,198">
                <text:p/>
              </draw:polygon>
              <draw:line draw:style-name="gr393" draw:text-style-name="P15" draw:layer="layout" svg:x1="15.095cm" svg:y1="8.804cm" svg:x2="15.095cm" svg:y2="9.201cm">
                <text:p/>
              </draw:line>
              <draw:line draw:style-name="gr394" draw:text-style-name="P15" draw:layer="layout" svg:x1="14.981cm" svg:y1="8.738cm" svg:x2="14.981cm" svg:y2="9.135cm">
                <text:p/>
              </draw:line>
              <draw:line draw:style-name="gr395" draw:text-style-name="P15" draw:layer="layout" svg:x1="14.867cm" svg:y1="8.672cm" svg:x2="14.867cm" svg:y2="9.069cm">
                <text:p/>
              </draw:line>
              <draw:line draw:style-name="gr396" draw:text-style-name="P15" draw:layer="layout" svg:x1="14.752cm" svg:y1="8.606cm" svg:x2="14.752cm" svg:y2="9.003cm">
                <text:p/>
              </draw:line>
              <draw:line draw:style-name="gr397" draw:text-style-name="P15" draw:layer="layout" svg:x1="14.638cm" svg:y1="8.54cm" svg:x2="14.638cm" svg:y2="8.937cm">
                <text:p/>
              </draw:line>
              <draw:polygon draw:style-name="gr398" draw:text-style-name="P12" draw:layer="layout" svg:width="0.113cm" svg:height="0.726cm" svg:x="14.409cm" svg:y="8.275cm" svg:viewBox="0 0 114 727" draw:points="0,661 0,0 114,66 114,727">
                <text:p/>
              </draw:polygon>
              <draw:polygon draw:style-name="gr399" draw:text-style-name="P12" draw:layer="layout" svg:width="0.113cm" svg:height="0.726cm" svg:x="16.524cm" svg:y="9.498cm" svg:viewBox="0 0 114 727" draw:points="0,661 0,0 114,66 114,727">
                <text:p/>
              </draw:polygon>
              <draw:polygon draw:style-name="gr400" draw:text-style-name="P8" draw:layer="layout" svg:width="3.83cm" svg:height="2.875cm" svg:x="14.409cm" svg:y="7.35cm" svg:viewBox="0 0 3831 2876" draw:points="0,1586 0,925 114,991 1829,0 3831,1157 3831,1818 2230,2743 2230,2876">
                <text:p/>
              </draw:polygon>
            </draw:g>
          </draw:g>
          <draw:g>
            <draw:custom-shape draw:style-name="gr401" draw:text-style-name="P9" draw:layer="layout" svg:width="0.608cm" svg:height="0.604cm" svg:x="17.123cm" svg:y="9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402" draw:text-style-name="P10" draw:layer="layout" svg:width="0.37cm" svg:height="0.565cm" svg:x="17.258cm" svg:y="9.496cm" svg:viewBox="0 0 371 566" draw:points="0,39 67,39 101,20 169,0 270,39 203,39 236,98 135,195 101,214 67,234 135,273 169,312 270,312 371,371 304,488 203,566 203,449 135,371 169,332 101,273 34,254 0,176">
              <text:p/>
            </draw:polygon>
            <draw:path draw:style-name="gr403" draw:text-style-name="P10" draw:layer="layout" svg:width="0.153cm" svg:height="0.257cm" svg:x="17.562cm" svg:y="9.531cm" svg:viewBox="0 0 154 258" svg:d="M135 258v-20l-34-58v-59l-34-78-67-39c67-39 203 214 135 254z">
              <text:p/>
            </draw:path>
            <draw:g>
              <draw:line draw:style-name="gr404" draw:text-style-name="P11" draw:layer="layout" svg:x1="17.394cm" svg:y1="9.866cm" svg:x2="17.36cm" svg:y2="9.73cm">
                <text:p/>
              </draw:line>
              <draw:line draw:style-name="gr405" draw:text-style-name="P11" draw:layer="layout" svg:x1="17.393cm" svg:y1="9.867cm" svg:x2="17.427cm" svg:y2="9.769cm">
                <text:p/>
              </draw:line>
              <draw:line draw:style-name="gr406" draw:text-style-name="P11" draw:layer="layout" svg:x1="17.461cm" svg:y1="9.867cm" svg:x2="17.427cm" svg:y2="9.769cm">
                <text:p/>
              </draw:line>
              <draw:line draw:style-name="gr407" draw:text-style-name="P11" draw:layer="layout" svg:x1="17.461cm" svg:y1="9.866cm" svg:x2="17.495cm" svg:y2="9.73cm">
                <text:p/>
              </draw:line>
            </draw:g>
            <draw:g>
              <draw:line draw:style-name="gr408" draw:text-style-name="P11" draw:layer="layout" svg:x1="17.596cm" svg:y1="9.866cm" svg:x2="17.562cm" svg:y2="9.73cm">
                <text:p/>
              </draw:line>
              <draw:line draw:style-name="gr409" draw:text-style-name="P11" draw:layer="layout" svg:x1="17.595cm" svg:y1="9.867cm" svg:x2="17.629cm" svg:y2="9.769cm">
                <text:p/>
              </draw:line>
              <draw:line draw:style-name="gr410" draw:text-style-name="P11" draw:layer="layout" svg:x1="17.663cm" svg:y1="9.867cm" svg:x2="17.629cm" svg:y2="9.769cm">
                <text:p/>
              </draw:line>
              <draw:line draw:style-name="gr411" draw:text-style-name="P11" draw:layer="layout" svg:x1="17.663cm" svg:y1="9.866cm" svg:x2="17.697cm" svg:y2="9.73cm">
                <text:p/>
              </draw:line>
            </draw:g>
            <draw:g>
              <draw:line draw:style-name="gr412" draw:text-style-name="P11" draw:layer="layout" svg:x1="17.191cm" svg:y1="9.866cm" svg:x2="17.157cm" svg:y2="9.73cm">
                <text:p/>
              </draw:line>
              <draw:line draw:style-name="gr413" draw:text-style-name="P11" draw:layer="layout" svg:x1="17.19cm" svg:y1="9.867cm" svg:x2="17.224cm" svg:y2="9.769cm">
                <text:p/>
              </draw:line>
              <draw:line draw:style-name="gr414" draw:text-style-name="P11" draw:layer="layout" svg:x1="17.258cm" svg:y1="9.867cm" svg:x2="17.224cm" svg:y2="9.769cm">
                <text:p/>
              </draw:line>
              <draw:line draw:style-name="gr415" draw:text-style-name="P11" draw:layer="layout" svg:x1="17.258cm" svg:y1="9.866cm" svg:x2="17.292cm" svg:y2="9.73cm">
                <text:p/>
              </draw:line>
            </draw:g>
          </draw:g>
        </draw:g>
        <draw:connector draw:style-name="gr382" draw:text-style-name="P17" draw:layer="layout" draw:type="line" svg:x1="11.467cm" svg:y1="6.293cm" svg:x2="14.409cm" svg:y2="8.788cm" draw:start-shape="id2" draw:start-glue-point="1" draw:end-shape="id4" draw:end-glue-point="3" svg:d="M11467 6293l2942 2495" svg:viewBox="0 0 2943 24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00:06:19.251963446</meta:creation-date>
    <meta:editing-duration>PT4M24S</meta:editing-duration>
    <meta:editing-cycles>2</meta:editing-cycles>
    <meta:generator>LibreOffice/5.1.2.2.0$Linux_X86_64 LibreOffice_project/10m0$Build-2</meta:generator>
    <dc:date>2016-04-13T00:10:41.380483702</dc:date>
    <meta:document-statistic meta:object-count="493"/>
  </office:meta>
</office:document-meta>
</file>